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ff0000" draw:marker-start-width="0.01cm" draw:marker-end-width="0.01cm" draw:stroke-linejoin="miter" svg:stroke-linecap="butt" draw:fill="none" fo:padding-top="0.004cm" fo:padding-bottom="0.004cm" fo:padding-left="0.004cm" fo:padding-right="0.004cm"/>
    </style:style>
    <style:style style:name="gr2" style:family="graphic" style:parent-style-name="standard">
      <style:graphic-properties draw:stroke="solid" svg:stroke-width="0.01cm" svg:stroke-color="#ff0000" draw:marker-start-width="0.015cm" draw:marker-end-width="0.015cm" draw:stroke-linejoin="miter" svg:stroke-linecap="butt" draw:fill="none" fo:padding-top="0.004cm" fo:padding-bottom="0.004cm" fo:padding-left="0.004cm" fo:padding-right="0.004cm"/>
    </style:style>
    <style:style style:name="gr3" style:family="graphic" style:parent-style-name="standard">
      <style:graphic-properties svg:stroke-width="0.01cm" svg:stroke-color="#ff0000" draw:marker-start-width="0.015cm" draw:marker-end-width="0.015cm" draw:fill="none" draw:textarea-horizontal-align="justify" draw:textarea-vertical-align="middle" draw:auto-grow-height="false" fo:min-height="0.904cm" fo:min-width="1.904cm" fo:padding-top="0.005cm" fo:padding-bottom="0.005cm" fo:padding-left="0.005cm" fo:padding-right="0.005cm"/>
    </style:style>
    <style:style style:name="gr4" style:family="graphic" style:parent-style-name="objectwithoutfill">
      <style:graphic-properties svg:stroke-width="0.01cm" svg:stroke-color="#ff0000" draw:marker-start-width="0.015cm" draw:marker-end-width="0.015cm" draw:fill="none" draw:textarea-horizontal-align="center" draw:textarea-vertical-align="middle" fo:padding-top="0.005cm" fo:padding-bottom="0.005cm" fo:padding-left="0.005cm" fo:padding-right="0.00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g>
          <draw:line draw:style-name="gr1" draw:layer="layout" svg:x1="19.5cm" svg:y1="50.7cm" svg:x2="51cm" svg:y2="50.7cm">
            <text:p/>
          </draw:line>
          <draw:line draw:style-name="gr1" draw:layer="layout" svg:x1="19.499cm" svg:y1="45cm" svg:x2="20.532cm" svg:y2="45cm">
            <text:p/>
          </draw:line>
          <draw:line draw:style-name="gr1" draw:layer="layout" svg:x1="20.532cm" svg:y1="45cm" svg:x2="20.532cm" svg:y2="45.5cm">
            <text:p/>
          </draw:line>
          <draw:line draw:style-name="gr1" draw:layer="layout" svg:x1="20.532cm" svg:y1="45.5cm" svg:x2="21.564cm" svg:y2="45.5cm">
            <text:p/>
          </draw:line>
          <draw:line draw:style-name="gr1" draw:layer="layout" svg:x1="21.564cm" svg:y1="45cm" svg:x2="21.564cm" svg:y2="45.5cm">
            <text:p/>
          </draw:line>
          <draw:line draw:style-name="gr1" draw:layer="layout" svg:x1="21.564cm" svg:y1="45cm" svg:x2="22.596cm" svg:y2="45cm">
            <text:p/>
          </draw:line>
          <draw:line draw:style-name="gr1" draw:layer="layout" svg:x1="22.596cm" svg:y1="45cm" svg:x2="22.596cm" svg:y2="45.5cm">
            <text:p/>
          </draw:line>
          <draw:line draw:style-name="gr1" draw:layer="layout" svg:x1="22.596cm" svg:y1="45.5cm" svg:x2="23.629cm" svg:y2="45.5cm">
            <text:p/>
          </draw:line>
          <draw:line draw:style-name="gr1" draw:layer="layout" svg:x1="23.629cm" svg:y1="45cm" svg:x2="23.629cm" svg:y2="45.5cm">
            <text:p/>
          </draw:line>
          <draw:line draw:style-name="gr1" draw:layer="layout" svg:x1="23.629cm" svg:y1="45cm" svg:x2="24.661cm" svg:y2="45cm">
            <text:p/>
          </draw:line>
          <draw:line draw:style-name="gr1" draw:layer="layout" svg:x1="24.661cm" svg:y1="45cm" svg:x2="24.661cm" svg:y2="45.5cm">
            <text:p/>
          </draw:line>
          <draw:line draw:style-name="gr1" draw:layer="layout" svg:x1="24.661cm" svg:y1="45.5cm" svg:x2="25.693cm" svg:y2="45.5cm">
            <text:p/>
          </draw:line>
          <draw:line draw:style-name="gr1" draw:layer="layout" svg:x1="25.693cm" svg:y1="45cm" svg:x2="25.693cm" svg:y2="45.5cm">
            <text:p/>
          </draw:line>
          <draw:line draw:style-name="gr1" draw:layer="layout" svg:x1="25.693cm" svg:y1="45cm" svg:x2="26.725cm" svg:y2="45cm">
            <text:p/>
          </draw:line>
          <draw:line draw:style-name="gr1" draw:layer="layout" svg:x1="26.725cm" svg:y1="45cm" svg:x2="26.725cm" svg:y2="45.5cm">
            <text:p/>
          </draw:line>
          <draw:line draw:style-name="gr1" draw:layer="layout" svg:x1="26.725cm" svg:y1="45.5cm" svg:x2="27.758cm" svg:y2="45.5cm">
            <text:p/>
          </draw:line>
          <draw:line draw:style-name="gr1" draw:layer="layout" svg:x1="27.758cm" svg:y1="45cm" svg:x2="27.758cm" svg:y2="45.5cm">
            <text:p/>
          </draw:line>
          <draw:line draw:style-name="gr1" draw:layer="layout" svg:x1="27.758cm" svg:y1="45cm" svg:x2="28.79cm" svg:y2="45cm">
            <text:p/>
          </draw:line>
          <draw:line draw:style-name="gr1" draw:layer="layout" svg:x1="28.79cm" svg:y1="45cm" svg:x2="28.79cm" svg:y2="45.5cm">
            <text:p/>
          </draw:line>
          <draw:line draw:style-name="gr1" draw:layer="layout" svg:x1="28.79cm" svg:y1="45.5cm" svg:x2="29.822cm" svg:y2="45.5cm">
            <text:p/>
          </draw:line>
          <draw:line draw:style-name="gr1" draw:layer="layout" svg:x1="29.822cm" svg:y1="45cm" svg:x2="29.822cm" svg:y2="45.5cm">
            <text:p/>
          </draw:line>
          <draw:line draw:style-name="gr1" draw:layer="layout" svg:x1="29.822cm" svg:y1="45cm" svg:x2="30.854cm" svg:y2="45cm">
            <text:p/>
          </draw:line>
          <draw:line draw:style-name="gr1" draw:layer="layout" svg:x1="30.854cm" svg:y1="45cm" svg:x2="30.854cm" svg:y2="45.5cm">
            <text:p/>
          </draw:line>
          <draw:line draw:style-name="gr1" draw:layer="layout" svg:x1="30.854cm" svg:y1="45.5cm" svg:x2="31.887cm" svg:y2="45.5cm">
            <text:p/>
          </draw:line>
          <draw:line draw:style-name="gr1" draw:layer="layout" svg:x1="31.887cm" svg:y1="45cm" svg:x2="31.887cm" svg:y2="45.5cm">
            <text:p/>
          </draw:line>
          <draw:line draw:style-name="gr1" draw:layer="layout" svg:x1="31.887cm" svg:y1="45cm" svg:x2="32.919cm" svg:y2="45cm">
            <text:p/>
          </draw:line>
          <draw:line draw:style-name="gr1" draw:layer="layout" svg:x1="32.919cm" svg:y1="45cm" svg:x2="32.919cm" svg:y2="45.5cm">
            <text:p/>
          </draw:line>
          <draw:line draw:style-name="gr1" draw:layer="layout" svg:x1="32.919cm" svg:y1="45.5cm" svg:x2="33.951cm" svg:y2="45.5cm">
            <text:p/>
          </draw:line>
          <draw:line draw:style-name="gr1" draw:layer="layout" svg:x1="33.951cm" svg:y1="45cm" svg:x2="33.951cm" svg:y2="45.5cm">
            <text:p/>
          </draw:line>
          <draw:line draw:style-name="gr1" draw:layer="layout" svg:x1="33.951cm" svg:y1="45cm" svg:x2="34.983cm" svg:y2="45cm">
            <text:p/>
          </draw:line>
          <draw:line draw:style-name="gr1" draw:layer="layout" svg:x1="34.983cm" svg:y1="45cm" svg:x2="34.983cm" svg:y2="45.5cm">
            <text:p/>
          </draw:line>
          <draw:line draw:style-name="gr1" draw:layer="layout" svg:x1="34.983cm" svg:y1="45.5cm" svg:x2="36.016cm" svg:y2="45.5cm">
            <text:p/>
          </draw:line>
          <draw:line draw:style-name="gr1" draw:layer="layout" svg:x1="36.016cm" svg:y1="45cm" svg:x2="36.016cm" svg:y2="45.5cm">
            <text:p/>
          </draw:line>
          <draw:line draw:style-name="gr1" draw:layer="layout" svg:x1="36.016cm" svg:y1="45cm" svg:x2="37.048cm" svg:y2="45cm">
            <text:p/>
          </draw:line>
          <draw:line draw:style-name="gr1" draw:layer="layout" svg:x1="37.048cm" svg:y1="45cm" svg:x2="37.048cm" svg:y2="45.5cm">
            <text:p/>
          </draw:line>
          <draw:line draw:style-name="gr1" draw:layer="layout" svg:x1="37.048cm" svg:y1="45.5cm" svg:x2="38.08cm" svg:y2="45.5cm">
            <text:p/>
          </draw:line>
          <draw:line draw:style-name="gr1" draw:layer="layout" svg:x1="38.08cm" svg:y1="45cm" svg:x2="38.08cm" svg:y2="45.5cm">
            <text:p/>
          </draw:line>
          <draw:line draw:style-name="gr1" draw:layer="layout" svg:x1="38.08cm" svg:y1="45cm" svg:x2="39.112cm" svg:y2="45cm">
            <text:p/>
          </draw:line>
          <draw:line draw:style-name="gr1" draw:layer="layout" svg:x1="39.112cm" svg:y1="45cm" svg:x2="39.112cm" svg:y2="45.5cm">
            <text:p/>
          </draw:line>
          <draw:line draw:style-name="gr1" draw:layer="layout" svg:x1="39.112cm" svg:y1="45.5cm" svg:x2="40.145cm" svg:y2="45.5cm">
            <text:p/>
          </draw:line>
          <draw:line draw:style-name="gr1" draw:layer="layout" svg:x1="40.145cm" svg:y1="45cm" svg:x2="40.145cm" svg:y2="45.5cm">
            <text:p/>
          </draw:line>
          <draw:line draw:style-name="gr1" draw:layer="layout" svg:x1="40.145cm" svg:y1="45cm" svg:x2="41.177cm" svg:y2="45cm">
            <text:p/>
          </draw:line>
          <draw:line draw:style-name="gr1" draw:layer="layout" svg:x1="41.177cm" svg:y1="45cm" svg:x2="41.177cm" svg:y2="45.5cm">
            <text:p/>
          </draw:line>
          <draw:line draw:style-name="gr1" draw:layer="layout" svg:x1="41.177cm" svg:y1="45.5cm" svg:x2="42.209cm" svg:y2="45.5cm">
            <text:p/>
          </draw:line>
          <draw:line draw:style-name="gr1" draw:layer="layout" svg:x1="42.209cm" svg:y1="45cm" svg:x2="42.209cm" svg:y2="45.5cm">
            <text:p/>
          </draw:line>
          <draw:line draw:style-name="gr1" draw:layer="layout" svg:x1="42.209cm" svg:y1="45cm" svg:x2="43.241cm" svg:y2="45cm">
            <text:p/>
          </draw:line>
          <draw:line draw:style-name="gr1" draw:layer="layout" svg:x1="43.241cm" svg:y1="45cm" svg:x2="43.241cm" svg:y2="45.5cm">
            <text:p/>
          </draw:line>
          <draw:line draw:style-name="gr1" draw:layer="layout" svg:x1="43.241cm" svg:y1="45.5cm" svg:x2="44.274cm" svg:y2="45.5cm">
            <text:p/>
          </draw:line>
          <draw:line draw:style-name="gr1" draw:layer="layout" svg:x1="44.274cm" svg:y1="45cm" svg:x2="44.274cm" svg:y2="45.5cm">
            <text:p/>
          </draw:line>
          <draw:line draw:style-name="gr1" draw:layer="layout" svg:x1="44.274cm" svg:y1="45cm" svg:x2="45.306cm" svg:y2="45cm">
            <text:p/>
          </draw:line>
          <draw:line draw:style-name="gr1" draw:layer="layout" svg:x1="45.306cm" svg:y1="45cm" svg:x2="45.306cm" svg:y2="45.5cm">
            <text:p/>
          </draw:line>
          <draw:line draw:style-name="gr1" draw:layer="layout" svg:x1="45.306cm" svg:y1="45.5cm" svg:x2="46.338cm" svg:y2="45.5cm">
            <text:p/>
          </draw:line>
          <draw:line draw:style-name="gr1" draw:layer="layout" svg:x1="46.338cm" svg:y1="45cm" svg:x2="46.338cm" svg:y2="45.5cm">
            <text:p/>
          </draw:line>
          <draw:line draw:style-name="gr1" draw:layer="layout" svg:x1="46.338cm" svg:y1="45cm" svg:x2="47.37cm" svg:y2="45cm">
            <text:p/>
          </draw:line>
          <draw:line draw:style-name="gr1" draw:layer="layout" svg:x1="47.37cm" svg:y1="45cm" svg:x2="47.37cm" svg:y2="45.5cm">
            <text:p/>
          </draw:line>
          <draw:line draw:style-name="gr1" draw:layer="layout" svg:x1="47.37cm" svg:y1="45.5cm" svg:x2="48.403cm" svg:y2="45.5cm">
            <text:p/>
          </draw:line>
          <draw:line draw:style-name="gr1" draw:layer="layout" svg:x1="48.403cm" svg:y1="45cm" svg:x2="48.403cm" svg:y2="45.5cm">
            <text:p/>
          </draw:line>
          <draw:line draw:style-name="gr1" draw:layer="layout" svg:x1="48.403cm" svg:y1="45cm" svg:x2="49.435cm" svg:y2="45cm">
            <text:p/>
          </draw:line>
          <draw:line draw:style-name="gr1" draw:layer="layout" svg:x1="49.435cm" svg:y1="45cm" svg:x2="49.435cm" svg:y2="45.5cm">
            <text:p/>
          </draw:line>
          <draw:line draw:style-name="gr1" draw:layer="layout" svg:x1="49.435cm" svg:y1="45.5cm" svg:x2="50.467cm" svg:y2="45.5cm">
            <text:p/>
          </draw:line>
          <draw:line draw:style-name="gr1" draw:layer="layout" svg:x1="50.467cm" svg:y1="45cm" svg:x2="50.467cm" svg:y2="45.5cm">
            <text:p/>
          </draw:line>
          <draw:line draw:style-name="gr1" draw:layer="layout" svg:x1="50.467cm" svg:y1="45cm" svg:x2="50.999cm" svg:y2="45cm">
            <text:p/>
          </draw:line>
          <draw:line draw:style-name="gr1" draw:layer="layout" svg:x1="19.499cm" svg:y1="50.714cm" svg:x2="19.499cm" svg:y2="49.571cm">
            <text:p/>
          </draw:line>
          <draw:line draw:style-name="gr1" draw:layer="layout" svg:x1="19.999cm" svg:y1="49.571cm" svg:x2="19.499cm" svg:y2="49.571cm">
            <text:p/>
          </draw:line>
          <draw:line draw:style-name="gr1" draw:layer="layout" svg:x1="19.999cm" svg:y1="49.571cm" svg:x2="19.999cm" svg:y2="48.428cm">
            <text:p/>
          </draw:line>
          <draw:line draw:style-name="gr1" draw:layer="layout" svg:x1="19.999cm" svg:y1="48.428cm" svg:x2="19.499cm" svg:y2="48.428cm">
            <text:p/>
          </draw:line>
          <draw:line draw:style-name="gr1" draw:layer="layout" svg:x1="19.499cm" svg:y1="48.428cm" svg:x2="19.499cm" svg:y2="47.285cm">
            <text:p/>
          </draw:line>
          <draw:line draw:style-name="gr1" draw:layer="layout" svg:x1="19.999cm" svg:y1="47.285cm" svg:x2="19.499cm" svg:y2="47.285cm">
            <text:p/>
          </draw:line>
          <draw:line draw:style-name="gr1" draw:layer="layout" svg:x1="19.999cm" svg:y1="47.285cm" svg:x2="19.999cm" svg:y2="46.142cm">
            <text:p/>
          </draw:line>
          <draw:line draw:style-name="gr1" draw:layer="layout" svg:x1="19.999cm" svg:y1="46.142cm" svg:x2="19.499cm" svg:y2="46.142cm">
            <text:p/>
          </draw:line>
          <draw:line draw:style-name="gr1" draw:layer="layout" svg:x1="19.499cm" svg:y1="46.142cm" svg:x2="19.499cm" svg:y2="45cm">
            <text:p/>
          </draw:line>
          <draw:line draw:style-name="gr1" draw:layer="layout" svg:x1="50.999cm" svg:y1="50.714cm" svg:x2="50.999cm" svg:y2="49.571cm">
            <text:p/>
          </draw:line>
          <draw:line draw:style-name="gr1" draw:layer="layout" svg:x1="51.5cm" svg:y1="49.571cm" svg:x2="50.999cm" svg:y2="49.571cm">
            <text:p/>
          </draw:line>
          <draw:line draw:style-name="gr1" draw:layer="layout" svg:x1="51.5cm" svg:y1="49.571cm" svg:x2="51.5cm" svg:y2="48.428cm">
            <text:p/>
          </draw:line>
          <draw:line draw:style-name="gr1" draw:layer="layout" svg:x1="51.5cm" svg:y1="48.428cm" svg:x2="50.999cm" svg:y2="48.428cm">
            <text:p/>
          </draw:line>
          <draw:line draw:style-name="gr1" draw:layer="layout" svg:x1="50.999cm" svg:y1="48.428cm" svg:x2="50.999cm" svg:y2="47.285cm">
            <text:p/>
          </draw:line>
          <draw:line draw:style-name="gr1" draw:layer="layout" svg:x1="51.5cm" svg:y1="47.285cm" svg:x2="50.999cm" svg:y2="47.285cm">
            <text:p/>
          </draw:line>
          <draw:line draw:style-name="gr1" draw:layer="layout" svg:x1="51.5cm" svg:y1="47.285cm" svg:x2="51.5cm" svg:y2="46.142cm">
            <text:p/>
          </draw:line>
          <draw:line draw:style-name="gr1" draw:layer="layout" svg:x1="51.5cm" svg:y1="46.142cm" svg:x2="50.999cm" svg:y2="46.142cm">
            <text:p/>
          </draw:line>
          <draw:line draw:style-name="gr1" draw:layer="layout" svg:x1="50.999cm" svg:y1="46.142cm" svg:x2="50.999cm" svg:y2="45cm">
            <text:p/>
          </draw:line>
        </draw:g>
        <draw:g>
          <draw:line draw:style-name="gr1" draw:layer="layout" svg:x1="19.999cm" svg:y1="44.5cm" svg:x2="20.532cm" svg:y2="44.5cm">
            <text:p/>
          </draw:line>
          <draw:line draw:style-name="gr1" draw:layer="layout" svg:x1="20.532cm" svg:y1="44.5cm" svg:x2="20.532cm" svg:y2="45cm">
            <text:p/>
          </draw:line>
          <draw:line draw:style-name="gr1" draw:layer="layout" svg:x1="20.532cm" svg:y1="45cm" svg:x2="21.564cm" svg:y2="45cm">
            <text:p/>
          </draw:line>
          <draw:line draw:style-name="gr1" draw:layer="layout" svg:x1="21.564cm" svg:y1="44.5cm" svg:x2="21.564cm" svg:y2="45cm">
            <text:p/>
          </draw:line>
          <draw:line draw:style-name="gr1" draw:layer="layout" svg:x1="21.564cm" svg:y1="44.5cm" svg:x2="22.596cm" svg:y2="44.5cm">
            <text:p/>
          </draw:line>
          <draw:line draw:style-name="gr1" draw:layer="layout" svg:x1="22.596cm" svg:y1="44.5cm" svg:x2="22.596cm" svg:y2="45cm">
            <text:p/>
          </draw:line>
          <draw:line draw:style-name="gr1" draw:layer="layout" svg:x1="22.596cm" svg:y1="45cm" svg:x2="23.629cm" svg:y2="45cm">
            <text:p/>
          </draw:line>
          <draw:line draw:style-name="gr1" draw:layer="layout" svg:x1="23.629cm" svg:y1="44.5cm" svg:x2="23.629cm" svg:y2="45cm">
            <text:p/>
          </draw:line>
          <draw:line draw:style-name="gr1" draw:layer="layout" svg:x1="23.629cm" svg:y1="44.5cm" svg:x2="24.661cm" svg:y2="44.5cm">
            <text:p/>
          </draw:line>
          <draw:line draw:style-name="gr1" draw:layer="layout" svg:x1="24.661cm" svg:y1="44.5cm" svg:x2="24.661cm" svg:y2="45cm">
            <text:p/>
          </draw:line>
          <draw:line draw:style-name="gr1" draw:layer="layout" svg:x1="24.661cm" svg:y1="45cm" svg:x2="25.693cm" svg:y2="45cm">
            <text:p/>
          </draw:line>
          <draw:line draw:style-name="gr1" draw:layer="layout" svg:x1="25.693cm" svg:y1="44.5cm" svg:x2="25.693cm" svg:y2="45cm">
            <text:p/>
          </draw:line>
          <draw:line draw:style-name="gr1" draw:layer="layout" svg:x1="25.693cm" svg:y1="44.5cm" svg:x2="26.725cm" svg:y2="44.5cm">
            <text:p/>
          </draw:line>
          <draw:line draw:style-name="gr1" draw:layer="layout" svg:x1="26.725cm" svg:y1="44.5cm" svg:x2="26.725cm" svg:y2="45cm">
            <text:p/>
          </draw:line>
          <draw:line draw:style-name="gr1" draw:layer="layout" svg:x1="26.725cm" svg:y1="45cm" svg:x2="27.758cm" svg:y2="45cm">
            <text:p/>
          </draw:line>
          <draw:line draw:style-name="gr1" draw:layer="layout" svg:x1="27.758cm" svg:y1="44.5cm" svg:x2="27.758cm" svg:y2="45cm">
            <text:p/>
          </draw:line>
          <draw:line draw:style-name="gr1" draw:layer="layout" svg:x1="27.758cm" svg:y1="44.5cm" svg:x2="28.79cm" svg:y2="44.5cm">
            <text:p/>
          </draw:line>
          <draw:line draw:style-name="gr1" draw:layer="layout" svg:x1="28.79cm" svg:y1="44.5cm" svg:x2="28.79cm" svg:y2="45cm">
            <text:p/>
          </draw:line>
          <draw:line draw:style-name="gr1" draw:layer="layout" svg:x1="28.79cm" svg:y1="45cm" svg:x2="29.822cm" svg:y2="45cm">
            <text:p/>
          </draw:line>
          <draw:line draw:style-name="gr1" draw:layer="layout" svg:x1="29.822cm" svg:y1="44.5cm" svg:x2="29.822cm" svg:y2="45cm">
            <text:p/>
          </draw:line>
          <draw:line draw:style-name="gr1" draw:layer="layout" svg:x1="29.822cm" svg:y1="44.5cm" svg:x2="30.854cm" svg:y2="44.5cm">
            <text:p/>
          </draw:line>
          <draw:line draw:style-name="gr1" draw:layer="layout" svg:x1="30.854cm" svg:y1="44.5cm" svg:x2="30.854cm" svg:y2="45cm">
            <text:p/>
          </draw:line>
          <draw:line draw:style-name="gr1" draw:layer="layout" svg:x1="30.854cm" svg:y1="45cm" svg:x2="31.887cm" svg:y2="45cm">
            <text:p/>
          </draw:line>
          <draw:line draw:style-name="gr1" draw:layer="layout" svg:x1="31.887cm" svg:y1="44.5cm" svg:x2="31.887cm" svg:y2="45cm">
            <text:p/>
          </draw:line>
          <draw:line draw:style-name="gr1" draw:layer="layout" svg:x1="31.887cm" svg:y1="44.5cm" svg:x2="32.919cm" svg:y2="44.5cm">
            <text:p/>
          </draw:line>
          <draw:line draw:style-name="gr1" draw:layer="layout" svg:x1="32.919cm" svg:y1="44.5cm" svg:x2="32.919cm" svg:y2="45cm">
            <text:p/>
          </draw:line>
          <draw:line draw:style-name="gr1" draw:layer="layout" svg:x1="32.919cm" svg:y1="45cm" svg:x2="33.951cm" svg:y2="45cm">
            <text:p/>
          </draw:line>
          <draw:line draw:style-name="gr1" draw:layer="layout" svg:x1="33.951cm" svg:y1="44.5cm" svg:x2="33.951cm" svg:y2="45cm">
            <text:p/>
          </draw:line>
          <draw:line draw:style-name="gr1" draw:layer="layout" svg:x1="33.951cm" svg:y1="44.5cm" svg:x2="34.983cm" svg:y2="44.5cm">
            <text:p/>
          </draw:line>
          <draw:line draw:style-name="gr1" draw:layer="layout" svg:x1="34.983cm" svg:y1="44.5cm" svg:x2="34.983cm" svg:y2="45cm">
            <text:p/>
          </draw:line>
          <draw:line draw:style-name="gr1" draw:layer="layout" svg:x1="34.983cm" svg:y1="45cm" svg:x2="36.016cm" svg:y2="45cm">
            <text:p/>
          </draw:line>
          <draw:line draw:style-name="gr1" draw:layer="layout" svg:x1="36.016cm" svg:y1="44.5cm" svg:x2="36.016cm" svg:y2="45cm">
            <text:p/>
          </draw:line>
          <draw:line draw:style-name="gr1" draw:layer="layout" svg:x1="36.016cm" svg:y1="44.5cm" svg:x2="37.048cm" svg:y2="44.5cm">
            <text:p/>
          </draw:line>
          <draw:line draw:style-name="gr1" draw:layer="layout" svg:x1="37.048cm" svg:y1="44.5cm" svg:x2="37.048cm" svg:y2="45cm">
            <text:p/>
          </draw:line>
          <draw:line draw:style-name="gr1" draw:layer="layout" svg:x1="37.048cm" svg:y1="45cm" svg:x2="38.08cm" svg:y2="45cm">
            <text:p/>
          </draw:line>
          <draw:line draw:style-name="gr1" draw:layer="layout" svg:x1="38.08cm" svg:y1="44.5cm" svg:x2="38.08cm" svg:y2="45cm">
            <text:p/>
          </draw:line>
          <draw:line draw:style-name="gr1" draw:layer="layout" svg:x1="38.08cm" svg:y1="44.5cm" svg:x2="39.112cm" svg:y2="44.5cm">
            <text:p/>
          </draw:line>
          <draw:line draw:style-name="gr1" draw:layer="layout" svg:x1="39.112cm" svg:y1="44.5cm" svg:x2="39.112cm" svg:y2="45cm">
            <text:p/>
          </draw:line>
          <draw:line draw:style-name="gr1" draw:layer="layout" svg:x1="39.112cm" svg:y1="45cm" svg:x2="40.145cm" svg:y2="45cm">
            <text:p/>
          </draw:line>
          <draw:line draw:style-name="gr1" draw:layer="layout" svg:x1="40.145cm" svg:y1="44.5cm" svg:x2="40.145cm" svg:y2="45cm">
            <text:p/>
          </draw:line>
          <draw:line draw:style-name="gr1" draw:layer="layout" svg:x1="40.145cm" svg:y1="44.5cm" svg:x2="41.177cm" svg:y2="44.5cm">
            <text:p/>
          </draw:line>
          <draw:line draw:style-name="gr1" draw:layer="layout" svg:x1="41.177cm" svg:y1="44.5cm" svg:x2="41.177cm" svg:y2="45cm">
            <text:p/>
          </draw:line>
          <draw:line draw:style-name="gr1" draw:layer="layout" svg:x1="41.177cm" svg:y1="45cm" svg:x2="42.209cm" svg:y2="45cm">
            <text:p/>
          </draw:line>
          <draw:line draw:style-name="gr1" draw:layer="layout" svg:x1="42.209cm" svg:y1="44.5cm" svg:x2="42.209cm" svg:y2="45cm">
            <text:p/>
          </draw:line>
          <draw:line draw:style-name="gr1" draw:layer="layout" svg:x1="42.209cm" svg:y1="44.5cm" svg:x2="43.241cm" svg:y2="44.5cm">
            <text:p/>
          </draw:line>
          <draw:line draw:style-name="gr1" draw:layer="layout" svg:x1="43.241cm" svg:y1="44.5cm" svg:x2="43.241cm" svg:y2="45cm">
            <text:p/>
          </draw:line>
          <draw:line draw:style-name="gr1" draw:layer="layout" svg:x1="43.241cm" svg:y1="45cm" svg:x2="44.274cm" svg:y2="45cm">
            <text:p/>
          </draw:line>
          <draw:line draw:style-name="gr1" draw:layer="layout" svg:x1="44.274cm" svg:y1="44.5cm" svg:x2="44.274cm" svg:y2="45cm">
            <text:p/>
          </draw:line>
          <draw:line draw:style-name="gr1" draw:layer="layout" svg:x1="44.274cm" svg:y1="44.5cm" svg:x2="45.306cm" svg:y2="44.5cm">
            <text:p/>
          </draw:line>
          <draw:line draw:style-name="gr1" draw:layer="layout" svg:x1="45.306cm" svg:y1="44.5cm" svg:x2="45.306cm" svg:y2="45cm">
            <text:p/>
          </draw:line>
          <draw:line draw:style-name="gr1" draw:layer="layout" svg:x1="45.306cm" svg:y1="45cm" svg:x2="46.338cm" svg:y2="45cm">
            <text:p/>
          </draw:line>
          <draw:line draw:style-name="gr1" draw:layer="layout" svg:x1="46.338cm" svg:y1="44.5cm" svg:x2="46.338cm" svg:y2="45cm">
            <text:p/>
          </draw:line>
          <draw:line draw:style-name="gr1" draw:layer="layout" svg:x1="46.338cm" svg:y1="44.5cm" svg:x2="47.37cm" svg:y2="44.5cm">
            <text:p/>
          </draw:line>
          <draw:line draw:style-name="gr1" draw:layer="layout" svg:x1="47.37cm" svg:y1="44.5cm" svg:x2="47.37cm" svg:y2="45cm">
            <text:p/>
          </draw:line>
          <draw:line draw:style-name="gr1" draw:layer="layout" svg:x1="47.37cm" svg:y1="45cm" svg:x2="48.403cm" svg:y2="45cm">
            <text:p/>
          </draw:line>
          <draw:line draw:style-name="gr1" draw:layer="layout" svg:x1="48.403cm" svg:y1="44.5cm" svg:x2="48.403cm" svg:y2="45cm">
            <text:p/>
          </draw:line>
          <draw:line draw:style-name="gr1" draw:layer="layout" svg:x1="48.403cm" svg:y1="44.5cm" svg:x2="49.435cm" svg:y2="44.5cm">
            <text:p/>
          </draw:line>
          <draw:line draw:style-name="gr1" draw:layer="layout" svg:x1="49.435cm" svg:y1="44.5cm" svg:x2="49.435cm" svg:y2="45cm">
            <text:p/>
          </draw:line>
          <draw:line draw:style-name="gr1" draw:layer="layout" svg:x1="49.435cm" svg:y1="45cm" svg:x2="50.467cm" svg:y2="45cm">
            <text:p/>
          </draw:line>
          <draw:line draw:style-name="gr1" draw:layer="layout" svg:x1="50.467cm" svg:y1="44.5cm" svg:x2="50.467cm" svg:y2="45cm">
            <text:p/>
          </draw:line>
          <draw:line draw:style-name="gr1" draw:layer="layout" svg:x1="50.467cm" svg:y1="44.5cm" svg:x2="50.999cm" svg:y2="44.5cm">
            <text:p/>
          </draw:line>
          <draw:line draw:style-name="gr1" draw:layer="layout" svg:x1="19.999cm" svg:y1="28cm" svg:x2="20.532cm" svg:y2="28cm">
            <text:p/>
          </draw:line>
          <draw:line draw:style-name="gr1" draw:layer="layout" svg:x1="20.532cm" svg:y1="27.5cm" svg:x2="20.532cm" svg:y2="28cm">
            <text:p/>
          </draw:line>
          <draw:line draw:style-name="gr1" draw:layer="layout" svg:x1="20.532cm" svg:y1="27.5cm" svg:x2="21.564cm" svg:y2="27.5cm">
            <text:p/>
          </draw:line>
          <draw:line draw:style-name="gr1" draw:layer="layout" svg:x1="21.564cm" svg:y1="27.5cm" svg:x2="21.564cm" svg:y2="28cm">
            <text:p/>
          </draw:line>
          <draw:line draw:style-name="gr1" draw:layer="layout" svg:x1="21.564cm" svg:y1="28cm" svg:x2="22.596cm" svg:y2="28cm">
            <text:p/>
          </draw:line>
          <draw:line draw:style-name="gr1" draw:layer="layout" svg:x1="22.596cm" svg:y1="27.5cm" svg:x2="22.596cm" svg:y2="28cm">
            <text:p/>
          </draw:line>
          <draw:line draw:style-name="gr1" draw:layer="layout" svg:x1="22.596cm" svg:y1="27.5cm" svg:x2="23.629cm" svg:y2="27.5cm">
            <text:p/>
          </draw:line>
          <draw:line draw:style-name="gr1" draw:layer="layout" svg:x1="23.629cm" svg:y1="27.5cm" svg:x2="23.629cm" svg:y2="28cm">
            <text:p/>
          </draw:line>
          <draw:line draw:style-name="gr1" draw:layer="layout" svg:x1="23.629cm" svg:y1="28cm" svg:x2="24.661cm" svg:y2="28cm">
            <text:p/>
          </draw:line>
          <draw:line draw:style-name="gr1" draw:layer="layout" svg:x1="24.661cm" svg:y1="27.5cm" svg:x2="24.661cm" svg:y2="28cm">
            <text:p/>
          </draw:line>
          <draw:line draw:style-name="gr1" draw:layer="layout" svg:x1="24.661cm" svg:y1="27.5cm" svg:x2="25.693cm" svg:y2="27.5cm">
            <text:p/>
          </draw:line>
          <draw:line draw:style-name="gr1" draw:layer="layout" svg:x1="25.693cm" svg:y1="27.5cm" svg:x2="25.693cm" svg:y2="28cm">
            <text:p/>
          </draw:line>
          <draw:line draw:style-name="gr1" draw:layer="layout" svg:x1="25.693cm" svg:y1="28cm" svg:x2="26.725cm" svg:y2="28cm">
            <text:p/>
          </draw:line>
          <draw:line draw:style-name="gr1" draw:layer="layout" svg:x1="26.725cm" svg:y1="27.5cm" svg:x2="26.725cm" svg:y2="28cm">
            <text:p/>
          </draw:line>
          <draw:line draw:style-name="gr1" draw:layer="layout" svg:x1="26.725cm" svg:y1="27.5cm" svg:x2="27.758cm" svg:y2="27.5cm">
            <text:p/>
          </draw:line>
          <draw:line draw:style-name="gr1" draw:layer="layout" svg:x1="27.758cm" svg:y1="27.5cm" svg:x2="27.758cm" svg:y2="28cm">
            <text:p/>
          </draw:line>
          <draw:line draw:style-name="gr1" draw:layer="layout" svg:x1="27.758cm" svg:y1="28cm" svg:x2="28.79cm" svg:y2="28cm">
            <text:p/>
          </draw:line>
          <draw:line draw:style-name="gr1" draw:layer="layout" svg:x1="28.79cm" svg:y1="27.5cm" svg:x2="28.79cm" svg:y2="28cm">
            <text:p/>
          </draw:line>
          <draw:line draw:style-name="gr1" draw:layer="layout" svg:x1="28.79cm" svg:y1="27.5cm" svg:x2="29.822cm" svg:y2="27.5cm">
            <text:p/>
          </draw:line>
          <draw:line draw:style-name="gr1" draw:layer="layout" svg:x1="29.822cm" svg:y1="27.5cm" svg:x2="29.822cm" svg:y2="28cm">
            <text:p/>
          </draw:line>
          <draw:line draw:style-name="gr1" draw:layer="layout" svg:x1="29.822cm" svg:y1="28cm" svg:x2="30.854cm" svg:y2="28cm">
            <text:p/>
          </draw:line>
          <draw:line draw:style-name="gr1" draw:layer="layout" svg:x1="30.854cm" svg:y1="27.5cm" svg:x2="30.854cm" svg:y2="28cm">
            <text:p/>
          </draw:line>
          <draw:line draw:style-name="gr1" draw:layer="layout" svg:x1="30.854cm" svg:y1="27.5cm" svg:x2="31.887cm" svg:y2="27.5cm">
            <text:p/>
          </draw:line>
          <draw:line draw:style-name="gr1" draw:layer="layout" svg:x1="31.887cm" svg:y1="27.5cm" svg:x2="31.887cm" svg:y2="28cm">
            <text:p/>
          </draw:line>
          <draw:line draw:style-name="gr1" draw:layer="layout" svg:x1="31.887cm" svg:y1="28cm" svg:x2="32.919cm" svg:y2="28cm">
            <text:p/>
          </draw:line>
          <draw:line draw:style-name="gr1" draw:layer="layout" svg:x1="32.919cm" svg:y1="27.5cm" svg:x2="32.919cm" svg:y2="28cm">
            <text:p/>
          </draw:line>
          <draw:line draw:style-name="gr1" draw:layer="layout" svg:x1="32.919cm" svg:y1="27.5cm" svg:x2="33.951cm" svg:y2="27.5cm">
            <text:p/>
          </draw:line>
          <draw:line draw:style-name="gr1" draw:layer="layout" svg:x1="33.951cm" svg:y1="27.5cm" svg:x2="33.951cm" svg:y2="28cm">
            <text:p/>
          </draw:line>
          <draw:line draw:style-name="gr1" draw:layer="layout" svg:x1="33.951cm" svg:y1="28cm" svg:x2="34.983cm" svg:y2="28cm">
            <text:p/>
          </draw:line>
          <draw:line draw:style-name="gr1" draw:layer="layout" svg:x1="34.983cm" svg:y1="27.5cm" svg:x2="34.983cm" svg:y2="28cm">
            <text:p/>
          </draw:line>
          <draw:line draw:style-name="gr1" draw:layer="layout" svg:x1="34.983cm" svg:y1="27.5cm" svg:x2="36.016cm" svg:y2="27.5cm">
            <text:p/>
          </draw:line>
          <draw:line draw:style-name="gr1" draw:layer="layout" svg:x1="36.016cm" svg:y1="27.5cm" svg:x2="36.016cm" svg:y2="28cm">
            <text:p/>
          </draw:line>
          <draw:line draw:style-name="gr1" draw:layer="layout" svg:x1="36.016cm" svg:y1="28cm" svg:x2="37.048cm" svg:y2="28cm">
            <text:p/>
          </draw:line>
          <draw:line draw:style-name="gr1" draw:layer="layout" svg:x1="37.048cm" svg:y1="27.5cm" svg:x2="37.048cm" svg:y2="28cm">
            <text:p/>
          </draw:line>
          <draw:line draw:style-name="gr1" draw:layer="layout" svg:x1="37.048cm" svg:y1="27.5cm" svg:x2="38.08cm" svg:y2="27.5cm">
            <text:p/>
          </draw:line>
          <draw:line draw:style-name="gr1" draw:layer="layout" svg:x1="38.08cm" svg:y1="27.5cm" svg:x2="38.08cm" svg:y2="28cm">
            <text:p/>
          </draw:line>
          <draw:line draw:style-name="gr1" draw:layer="layout" svg:x1="38.08cm" svg:y1="28cm" svg:x2="39.112cm" svg:y2="28cm">
            <text:p/>
          </draw:line>
          <draw:line draw:style-name="gr1" draw:layer="layout" svg:x1="39.112cm" svg:y1="27.5cm" svg:x2="39.112cm" svg:y2="28cm">
            <text:p/>
          </draw:line>
          <draw:line draw:style-name="gr1" draw:layer="layout" svg:x1="39.112cm" svg:y1="27.5cm" svg:x2="40.145cm" svg:y2="27.5cm">
            <text:p/>
          </draw:line>
          <draw:line draw:style-name="gr1" draw:layer="layout" svg:x1="40.145cm" svg:y1="27.5cm" svg:x2="40.145cm" svg:y2="28cm">
            <text:p/>
          </draw:line>
          <draw:line draw:style-name="gr1" draw:layer="layout" svg:x1="40.145cm" svg:y1="28cm" svg:x2="41.177cm" svg:y2="28cm">
            <text:p/>
          </draw:line>
          <draw:line draw:style-name="gr1" draw:layer="layout" svg:x1="41.177cm" svg:y1="27.5cm" svg:x2="41.177cm" svg:y2="28cm">
            <text:p/>
          </draw:line>
          <draw:line draw:style-name="gr1" draw:layer="layout" svg:x1="41.177cm" svg:y1="27.5cm" svg:x2="42.209cm" svg:y2="27.5cm">
            <text:p/>
          </draw:line>
          <draw:line draw:style-name="gr1" draw:layer="layout" svg:x1="42.209cm" svg:y1="27.5cm" svg:x2="42.209cm" svg:y2="28cm">
            <text:p/>
          </draw:line>
          <draw:line draw:style-name="gr1" draw:layer="layout" svg:x1="42.209cm" svg:y1="28cm" svg:x2="43.241cm" svg:y2="28cm">
            <text:p/>
          </draw:line>
          <draw:line draw:style-name="gr1" draw:layer="layout" svg:x1="43.241cm" svg:y1="27.5cm" svg:x2="43.241cm" svg:y2="28cm">
            <text:p/>
          </draw:line>
          <draw:line draw:style-name="gr1" draw:layer="layout" svg:x1="43.241cm" svg:y1="27.5cm" svg:x2="44.274cm" svg:y2="27.5cm">
            <text:p/>
          </draw:line>
          <draw:line draw:style-name="gr1" draw:layer="layout" svg:x1="44.274cm" svg:y1="27.5cm" svg:x2="44.274cm" svg:y2="28cm">
            <text:p/>
          </draw:line>
          <draw:line draw:style-name="gr1" draw:layer="layout" svg:x1="44.274cm" svg:y1="28cm" svg:x2="45.306cm" svg:y2="28cm">
            <text:p/>
          </draw:line>
          <draw:line draw:style-name="gr1" draw:layer="layout" svg:x1="45.306cm" svg:y1="27.5cm" svg:x2="45.306cm" svg:y2="28cm">
            <text:p/>
          </draw:line>
          <draw:line draw:style-name="gr1" draw:layer="layout" svg:x1="45.306cm" svg:y1="27.5cm" svg:x2="46.338cm" svg:y2="27.5cm">
            <text:p/>
          </draw:line>
          <draw:line draw:style-name="gr1" draw:layer="layout" svg:x1="46.338cm" svg:y1="27.5cm" svg:x2="46.338cm" svg:y2="28cm">
            <text:p/>
          </draw:line>
          <draw:line draw:style-name="gr1" draw:layer="layout" svg:x1="46.338cm" svg:y1="28cm" svg:x2="47.37cm" svg:y2="28cm">
            <text:p/>
          </draw:line>
          <draw:line draw:style-name="gr1" draw:layer="layout" svg:x1="47.37cm" svg:y1="27.5cm" svg:x2="47.37cm" svg:y2="28cm">
            <text:p/>
          </draw:line>
          <draw:line draw:style-name="gr1" draw:layer="layout" svg:x1="47.37cm" svg:y1="27.5cm" svg:x2="48.403cm" svg:y2="27.5cm">
            <text:p/>
          </draw:line>
          <draw:line draw:style-name="gr1" draw:layer="layout" svg:x1="48.403cm" svg:y1="27.5cm" svg:x2="48.403cm" svg:y2="28cm">
            <text:p/>
          </draw:line>
          <draw:line draw:style-name="gr1" draw:layer="layout" svg:x1="48.403cm" svg:y1="28cm" svg:x2="49.435cm" svg:y2="28cm">
            <text:p/>
          </draw:line>
          <draw:line draw:style-name="gr1" draw:layer="layout" svg:x1="49.435cm" svg:y1="27.5cm" svg:x2="49.435cm" svg:y2="28cm">
            <text:p/>
          </draw:line>
          <draw:line draw:style-name="gr1" draw:layer="layout" svg:x1="49.435cm" svg:y1="27.5cm" svg:x2="50.467cm" svg:y2="27.5cm">
            <text:p/>
          </draw:line>
          <draw:line draw:style-name="gr1" draw:layer="layout" svg:x1="50.467cm" svg:y1="27.5cm" svg:x2="50.467cm" svg:y2="28cm">
            <text:p/>
          </draw:line>
          <draw:line draw:style-name="gr1" draw:layer="layout" svg:x1="50.467cm" svg:y1="28cm" svg:x2="50.999cm" svg:y2="28cm">
            <text:p/>
          </draw:line>
          <draw:line draw:style-name="gr1" draw:layer="layout" svg:x1="19.999cm" svg:y1="44.5cm" svg:x2="19.999cm" svg:y2="43.97cm">
            <text:p/>
          </draw:line>
          <draw:line draw:style-name="gr1" draw:layer="layout" svg:x1="19.999cm" svg:y1="43.97cm" svg:x2="19.499cm" svg:y2="43.97cm">
            <text:p/>
          </draw:line>
          <draw:line draw:style-name="gr1" draw:layer="layout" svg:x1="19.499cm" svg:y1="43.97cm" svg:x2="19.499cm" svg:y2="42.941cm">
            <text:p/>
          </draw:line>
          <draw:line draw:style-name="gr1" draw:layer="layout" svg:x1="19.999cm" svg:y1="42.941cm" svg:x2="19.499cm" svg:y2="42.941cm">
            <text:p/>
          </draw:line>
          <draw:line draw:style-name="gr1" draw:layer="layout" svg:x1="19.999cm" svg:y1="42.941cm" svg:x2="19.999cm" svg:y2="41.911cm">
            <text:p/>
          </draw:line>
          <draw:line draw:style-name="gr1" draw:layer="layout" svg:x1="19.999cm" svg:y1="41.911cm" svg:x2="19.499cm" svg:y2="41.911cm">
            <text:p/>
          </draw:line>
          <draw:line draw:style-name="gr1" draw:layer="layout" svg:x1="19.499cm" svg:y1="41.911cm" svg:x2="19.499cm" svg:y2="40.882cm">
            <text:p/>
          </draw:line>
          <draw:line draw:style-name="gr1" draw:layer="layout" svg:x1="19.999cm" svg:y1="40.882cm" svg:x2="19.499cm" svg:y2="40.882cm">
            <text:p/>
          </draw:line>
          <draw:line draw:style-name="gr1" draw:layer="layout" svg:x1="19.999cm" svg:y1="40.882cm" svg:x2="19.999cm" svg:y2="39.852cm">
            <text:p/>
          </draw:line>
          <draw:line draw:style-name="gr1" draw:layer="layout" svg:x1="19.999cm" svg:y1="39.852cm" svg:x2="19.499cm" svg:y2="39.852cm">
            <text:p/>
          </draw:line>
          <draw:line draw:style-name="gr1" draw:layer="layout" svg:x1="19.499cm" svg:y1="39.852cm" svg:x2="19.499cm" svg:y2="38.823cm">
            <text:p/>
          </draw:line>
          <draw:line draw:style-name="gr1" draw:layer="layout" svg:x1="19.999cm" svg:y1="38.823cm" svg:x2="19.499cm" svg:y2="38.823cm">
            <text:p/>
          </draw:line>
          <draw:line draw:style-name="gr1" draw:layer="layout" svg:x1="19.999cm" svg:y1="38.823cm" svg:x2="19.999cm" svg:y2="37.794cm">
            <text:p/>
          </draw:line>
          <draw:line draw:style-name="gr1" draw:layer="layout" svg:x1="19.999cm" svg:y1="37.794cm" svg:x2="19.499cm" svg:y2="37.794cm">
            <text:p/>
          </draw:line>
          <draw:line draw:style-name="gr1" draw:layer="layout" svg:x1="19.499cm" svg:y1="37.794cm" svg:x2="19.499cm" svg:y2="36.764cm">
            <text:p/>
          </draw:line>
          <draw:line draw:style-name="gr1" draw:layer="layout" svg:x1="19.999cm" svg:y1="36.764cm" svg:x2="19.499cm" svg:y2="36.764cm">
            <text:p/>
          </draw:line>
          <draw:line draw:style-name="gr1" draw:layer="layout" svg:x1="19.999cm" svg:y1="36.764cm" svg:x2="19.999cm" svg:y2="35.735cm">
            <text:p/>
          </draw:line>
          <draw:line draw:style-name="gr1" draw:layer="layout" svg:x1="19.999cm" svg:y1="35.735cm" svg:x2="19.499cm" svg:y2="35.735cm">
            <text:p/>
          </draw:line>
          <draw:line draw:style-name="gr1" draw:layer="layout" svg:x1="19.499cm" svg:y1="35.735cm" svg:x2="19.499cm" svg:y2="34.705cm">
            <text:p/>
          </draw:line>
          <draw:line draw:style-name="gr1" draw:layer="layout" svg:x1="19.999cm" svg:y1="34.705cm" svg:x2="19.499cm" svg:y2="34.705cm">
            <text:p/>
          </draw:line>
          <draw:line draw:style-name="gr1" draw:layer="layout" svg:x1="19.999cm" svg:y1="34.705cm" svg:x2="19.999cm" svg:y2="33.676cm">
            <text:p/>
          </draw:line>
          <draw:line draw:style-name="gr1" draw:layer="layout" svg:x1="19.999cm" svg:y1="33.676cm" svg:x2="19.499cm" svg:y2="33.676cm">
            <text:p/>
          </draw:line>
          <draw:line draw:style-name="gr1" draw:layer="layout" svg:x1="19.499cm" svg:y1="33.676cm" svg:x2="19.499cm" svg:y2="32.647cm">
            <text:p/>
          </draw:line>
          <draw:line draw:style-name="gr1" draw:layer="layout" svg:x1="19.999cm" svg:y1="32.647cm" svg:x2="19.499cm" svg:y2="32.647cm">
            <text:p/>
          </draw:line>
          <draw:line draw:style-name="gr1" draw:layer="layout" svg:x1="19.999cm" svg:y1="32.647cm" svg:x2="19.999cm" svg:y2="31.617cm">
            <text:p/>
          </draw:line>
          <draw:line draw:style-name="gr1" draw:layer="layout" svg:x1="19.999cm" svg:y1="31.617cm" svg:x2="19.499cm" svg:y2="31.617cm">
            <text:p/>
          </draw:line>
          <draw:line draw:style-name="gr1" draw:layer="layout" svg:x1="19.499cm" svg:y1="31.617cm" svg:x2="19.499cm" svg:y2="30.588cm">
            <text:p/>
          </draw:line>
          <draw:line draw:style-name="gr1" draw:layer="layout" svg:x1="19.999cm" svg:y1="30.588cm" svg:x2="19.499cm" svg:y2="30.588cm">
            <text:p/>
          </draw:line>
          <draw:line draw:style-name="gr1" draw:layer="layout" svg:x1="19.999cm" svg:y1="30.588cm" svg:x2="19.999cm" svg:y2="29.558cm">
            <text:p/>
          </draw:line>
          <draw:line draw:style-name="gr1" draw:layer="layout" svg:x1="19.999cm" svg:y1="29.558cm" svg:x2="19.499cm" svg:y2="29.558cm">
            <text:p/>
          </draw:line>
          <draw:line draw:style-name="gr1" draw:layer="layout" svg:x1="19.499cm" svg:y1="29.558cm" svg:x2="19.499cm" svg:y2="28.529cm">
            <text:p/>
          </draw:line>
          <draw:line draw:style-name="gr1" draw:layer="layout" svg:x1="19.999cm" svg:y1="28.529cm" svg:x2="19.499cm" svg:y2="28.529cm">
            <text:p/>
          </draw:line>
          <draw:line draw:style-name="gr1" draw:layer="layout" svg:x1="19.999cm" svg:y1="28.529cm" svg:x2="19.999cm" svg:y2="28cm">
            <text:p/>
          </draw:line>
          <draw:line draw:style-name="gr1" draw:layer="layout" svg:x1="50.999cm" svg:y1="44.5cm" svg:x2="50.999cm" svg:y2="43.97cm">
            <text:p/>
          </draw:line>
          <draw:line draw:style-name="gr1" draw:layer="layout" svg:x1="51.5cm" svg:y1="43.97cm" svg:x2="50.999cm" svg:y2="43.97cm">
            <text:p/>
          </draw:line>
          <draw:line draw:style-name="gr1" draw:layer="layout" svg:x1="51.5cm" svg:y1="43.97cm" svg:x2="51.5cm" svg:y2="42.941cm">
            <text:p/>
          </draw:line>
          <draw:line draw:style-name="gr1" draw:layer="layout" svg:x1="51.5cm" svg:y1="42.941cm" svg:x2="50.999cm" svg:y2="42.941cm">
            <text:p/>
          </draw:line>
          <draw:line draw:style-name="gr1" draw:layer="layout" svg:x1="50.999cm" svg:y1="42.941cm" svg:x2="50.999cm" svg:y2="41.911cm">
            <text:p/>
          </draw:line>
          <draw:line draw:style-name="gr1" draw:layer="layout" svg:x1="51.5cm" svg:y1="41.911cm" svg:x2="50.999cm" svg:y2="41.911cm">
            <text:p/>
          </draw:line>
          <draw:line draw:style-name="gr1" draw:layer="layout" svg:x1="51.5cm" svg:y1="41.911cm" svg:x2="51.5cm" svg:y2="40.882cm">
            <text:p/>
          </draw:line>
          <draw:line draw:style-name="gr1" draw:layer="layout" svg:x1="51.5cm" svg:y1="40.882cm" svg:x2="50.999cm" svg:y2="40.882cm">
            <text:p/>
          </draw:line>
          <draw:line draw:style-name="gr1" draw:layer="layout" svg:x1="50.999cm" svg:y1="40.882cm" svg:x2="50.999cm" svg:y2="39.852cm">
            <text:p/>
          </draw:line>
          <draw:line draw:style-name="gr1" draw:layer="layout" svg:x1="51.5cm" svg:y1="39.852cm" svg:x2="50.999cm" svg:y2="39.852cm">
            <text:p/>
          </draw:line>
          <draw:line draw:style-name="gr1" draw:layer="layout" svg:x1="51.5cm" svg:y1="39.852cm" svg:x2="51.5cm" svg:y2="38.823cm">
            <text:p/>
          </draw:line>
          <draw:line draw:style-name="gr1" draw:layer="layout" svg:x1="51.5cm" svg:y1="38.823cm" svg:x2="50.999cm" svg:y2="38.823cm">
            <text:p/>
          </draw:line>
          <draw:line draw:style-name="gr1" draw:layer="layout" svg:x1="50.999cm" svg:y1="38.823cm" svg:x2="50.999cm" svg:y2="37.794cm">
            <text:p/>
          </draw:line>
          <draw:line draw:style-name="gr1" draw:layer="layout" svg:x1="51.5cm" svg:y1="37.794cm" svg:x2="50.999cm" svg:y2="37.794cm">
            <text:p/>
          </draw:line>
          <draw:line draw:style-name="gr1" draw:layer="layout" svg:x1="51.5cm" svg:y1="37.794cm" svg:x2="51.5cm" svg:y2="36.764cm">
            <text:p/>
          </draw:line>
          <draw:line draw:style-name="gr1" draw:layer="layout" svg:x1="51.5cm" svg:y1="36.764cm" svg:x2="50.999cm" svg:y2="36.764cm">
            <text:p/>
          </draw:line>
          <draw:line draw:style-name="gr1" draw:layer="layout" svg:x1="50.999cm" svg:y1="36.764cm" svg:x2="50.999cm" svg:y2="35.735cm">
            <text:p/>
          </draw:line>
          <draw:line draw:style-name="gr1" draw:layer="layout" svg:x1="51.5cm" svg:y1="35.735cm" svg:x2="50.999cm" svg:y2="35.735cm">
            <text:p/>
          </draw:line>
          <draw:line draw:style-name="gr1" draw:layer="layout" svg:x1="51.5cm" svg:y1="35.735cm" svg:x2="51.5cm" svg:y2="34.705cm">
            <text:p/>
          </draw:line>
          <draw:line draw:style-name="gr1" draw:layer="layout" svg:x1="51.5cm" svg:y1="34.705cm" svg:x2="50.999cm" svg:y2="34.705cm">
            <text:p/>
          </draw:line>
          <draw:line draw:style-name="gr1" draw:layer="layout" svg:x1="50.999cm" svg:y1="34.705cm" svg:x2="50.999cm" svg:y2="33.676cm">
            <text:p/>
          </draw:line>
          <draw:line draw:style-name="gr1" draw:layer="layout" svg:x1="51.5cm" svg:y1="33.676cm" svg:x2="50.999cm" svg:y2="33.676cm">
            <text:p/>
          </draw:line>
          <draw:line draw:style-name="gr1" draw:layer="layout" svg:x1="51.5cm" svg:y1="33.676cm" svg:x2="51.5cm" svg:y2="32.647cm">
            <text:p/>
          </draw:line>
          <draw:line draw:style-name="gr1" draw:layer="layout" svg:x1="51.5cm" svg:y1="32.647cm" svg:x2="50.999cm" svg:y2="32.647cm">
            <text:p/>
          </draw:line>
          <draw:line draw:style-name="gr1" draw:layer="layout" svg:x1="50.999cm" svg:y1="32.647cm" svg:x2="50.999cm" svg:y2="31.617cm">
            <text:p/>
          </draw:line>
          <draw:line draw:style-name="gr1" draw:layer="layout" svg:x1="51.5cm" svg:y1="31.617cm" svg:x2="50.999cm" svg:y2="31.617cm">
            <text:p/>
          </draw:line>
          <draw:line draw:style-name="gr1" draw:layer="layout" svg:x1="51.5cm" svg:y1="31.617cm" svg:x2="51.5cm" svg:y2="30.588cm">
            <text:p/>
          </draw:line>
          <draw:line draw:style-name="gr1" draw:layer="layout" svg:x1="51.5cm" svg:y1="30.588cm" svg:x2="50.999cm" svg:y2="30.588cm">
            <text:p/>
          </draw:line>
          <draw:line draw:style-name="gr1" draw:layer="layout" svg:x1="50.999cm" svg:y1="30.588cm" svg:x2="50.999cm" svg:y2="29.558cm">
            <text:p/>
          </draw:line>
          <draw:line draw:style-name="gr1" draw:layer="layout" svg:x1="51.5cm" svg:y1="29.558cm" svg:x2="50.999cm" svg:y2="29.558cm">
            <text:p/>
          </draw:line>
          <draw:line draw:style-name="gr1" draw:layer="layout" svg:x1="51.5cm" svg:y1="29.558cm" svg:x2="51.5cm" svg:y2="28.529cm">
            <text:p/>
          </draw:line>
          <draw:line draw:style-name="gr1" draw:layer="layout" svg:x1="51.5cm" svg:y1="28.529cm" svg:x2="50.999cm" svg:y2="28.529cm">
            <text:p/>
          </draw:line>
          <draw:line draw:style-name="gr1" draw:layer="layout" svg:x1="50.999cm" svg:y1="28.529cm" svg:x2="50.999cm" svg:y2="28cm">
            <text:p/>
          </draw:line>
        </draw:g>
        <draw:line draw:style-name="gr2" draw:layer="layout" svg:x1="19.2cm" svg:y1="19.501cm" svg:x2="19.2cm" svg:y2="20.53cm">
          <text:p/>
        </draw:line>
        <draw:line draw:style-name="gr2" draw:layer="layout" svg:x1="19.2cm" svg:y1="20.53cm" svg:x2="18.7cm" svg:y2="20.53cm">
          <text:p/>
        </draw:line>
        <draw:line draw:style-name="gr2" draw:layer="layout" svg:x1="18.7cm" svg:y1="20.53cm" svg:x2="18.7cm" svg:y2="21.559cm">
          <text:p/>
        </draw:line>
        <draw:line draw:style-name="gr2" draw:layer="layout" svg:x1="19.2cm" svg:y1="21.559cm" svg:x2="18.7cm" svg:y2="21.559cm">
          <text:p/>
        </draw:line>
        <draw:line draw:style-name="gr2" draw:layer="layout" svg:x1="19.2cm" svg:y1="21.559cm" svg:x2="19.2cm" svg:y2="22.589cm">
          <text:p/>
        </draw:line>
        <draw:line draw:style-name="gr2" draw:layer="layout" svg:x1="19.2cm" svg:y1="22.589cm" svg:x2="18.7cm" svg:y2="22.589cm">
          <text:p/>
        </draw:line>
        <draw:line draw:style-name="gr2" draw:layer="layout" svg:x1="18.7cm" svg:y1="22.589cm" svg:x2="18.7cm" svg:y2="23.618cm">
          <text:p/>
        </draw:line>
        <draw:line draw:style-name="gr2" draw:layer="layout" svg:x1="19.2cm" svg:y1="23.618cm" svg:x2="18.7cm" svg:y2="23.618cm">
          <text:p/>
        </draw:line>
        <draw:line draw:style-name="gr2" draw:layer="layout" svg:x1="19.2cm" svg:y1="23.618cm" svg:x2="19.2cm" svg:y2="24.648cm">
          <text:p/>
        </draw:line>
        <draw:line draw:style-name="gr2" draw:layer="layout" svg:x1="19.2cm" svg:y1="24.648cm" svg:x2="18.7cm" svg:y2="24.648cm">
          <text:p/>
        </draw:line>
        <draw:line draw:style-name="gr2" draw:layer="layout" svg:x1="18.7cm" svg:y1="24.648cm" svg:x2="18.7cm" svg:y2="25.677cm">
          <text:p/>
        </draw:line>
        <draw:line draw:style-name="gr2" draw:layer="layout" svg:x1="19.2cm" svg:y1="25.677cm" svg:x2="18.7cm" svg:y2="25.677cm">
          <text:p/>
        </draw:line>
        <draw:line draw:style-name="gr2" draw:layer="layout" svg:x1="19.2cm" svg:y1="25.677cm" svg:x2="19.2cm" svg:y2="26.706cm">
          <text:p/>
        </draw:line>
        <draw:line draw:style-name="gr2" draw:layer="layout" svg:x1="19.2cm" svg:y1="26.706cm" svg:x2="18.7cm" svg:y2="26.706cm">
          <text:p/>
        </draw:line>
        <draw:line draw:style-name="gr2" draw:layer="layout" svg:x1="18.7cm" svg:y1="26.706cm" svg:x2="18.7cm" svg:y2="27.736cm">
          <text:p/>
        </draw:line>
        <draw:line draw:style-name="gr2" draw:layer="layout" svg:x1="19.2cm" svg:y1="27.736cm" svg:x2="18.7cm" svg:y2="27.736cm">
          <text:p/>
        </draw:line>
        <draw:line draw:style-name="gr2" draw:layer="layout" svg:x1="19.2cm" svg:y1="27.736cm" svg:x2="19.2cm" svg:y2="28.765cm">
          <text:p/>
        </draw:line>
        <draw:line draw:style-name="gr2" draw:layer="layout" svg:x1="19.2cm" svg:y1="28.765cm" svg:x2="18.7cm" svg:y2="28.765cm">
          <text:p/>
        </draw:line>
        <draw:line draw:style-name="gr2" draw:layer="layout" svg:x1="18.7cm" svg:y1="28.765cm" svg:x2="18.7cm" svg:y2="29.795cm">
          <text:p/>
        </draw:line>
        <draw:line draw:style-name="gr2" draw:layer="layout" svg:x1="19.2cm" svg:y1="29.795cm" svg:x2="18.7cm" svg:y2="29.795cm">
          <text:p/>
        </draw:line>
        <draw:line draw:style-name="gr2" draw:layer="layout" svg:x1="19.2cm" svg:y1="29.795cm" svg:x2="19.2cm" svg:y2="30.824cm">
          <text:p/>
        </draw:line>
        <draw:line draw:style-name="gr2" draw:layer="layout" svg:x1="19.2cm" svg:y1="30.824cm" svg:x2="18.7cm" svg:y2="30.824cm">
          <text:p/>
        </draw:line>
        <draw:line draw:style-name="gr2" draw:layer="layout" svg:x1="18.7cm" svg:y1="30.824cm" svg:x2="18.7cm" svg:y2="31.853cm">
          <text:p/>
        </draw:line>
        <draw:line draw:style-name="gr2" draw:layer="layout" svg:x1="19.2cm" svg:y1="31.853cm" svg:x2="18.7cm" svg:y2="31.853cm">
          <text:p/>
        </draw:line>
        <draw:line draw:style-name="gr2" draw:layer="layout" svg:x1="19.2cm" svg:y1="31.853cm" svg:x2="19.2cm" svg:y2="32.883cm">
          <text:p/>
        </draw:line>
        <draw:line draw:style-name="gr2" draw:layer="layout" svg:x1="19.2cm" svg:y1="32.883cm" svg:x2="18.7cm" svg:y2="32.883cm">
          <text:p/>
        </draw:line>
        <draw:line draw:style-name="gr2" draw:layer="layout" svg:x1="18.7cm" svg:y1="32.883cm" svg:x2="18.7cm" svg:y2="33.912cm">
          <text:p/>
        </draw:line>
        <draw:line draw:style-name="gr2" draw:layer="layout" svg:x1="19.2cm" svg:y1="33.912cm" svg:x2="18.7cm" svg:y2="33.912cm">
          <text:p/>
        </draw:line>
        <draw:line draw:style-name="gr2" draw:layer="layout" svg:x1="19.2cm" svg:y1="33.912cm" svg:x2="19.2cm" svg:y2="34.942cm">
          <text:p/>
        </draw:line>
        <draw:line draw:style-name="gr2" draw:layer="layout" svg:x1="19.2cm" svg:y1="34.942cm" svg:x2="18.7cm" svg:y2="34.942cm">
          <text:p/>
        </draw:line>
        <draw:line draw:style-name="gr2" draw:layer="layout" svg:x1="18.7cm" svg:y1="34.942cm" svg:x2="18.7cm" svg:y2="35.971cm">
          <text:p/>
        </draw:line>
        <draw:line draw:style-name="gr2" draw:layer="layout" svg:x1="19.2cm" svg:y1="35.971cm" svg:x2="18.7cm" svg:y2="35.971cm">
          <text:p/>
        </draw:line>
        <draw:line draw:style-name="gr2" draw:layer="layout" svg:x1="19.2cm" svg:y1="35.971cm" svg:x2="19.2cm" svg:y2="36.5cm">
          <text:p/>
        </draw:line>
        <draw:line draw:style-name="gr2" draw:layer="layout" svg:x1="10.2cm" svg:y1="19.501cm" svg:x2="12.343cm" svg:y2="19.501cm">
          <text:p/>
        </draw:line>
        <draw:line draw:style-name="gr2" draw:layer="layout" svg:x1="12.343cm" svg:y1="20.001cm" svg:x2="12.343cm" svg:y2="19.501cm">
          <text:p/>
        </draw:line>
        <draw:line draw:style-name="gr2" draw:layer="layout" svg:x1="12.343cm" svg:y1="20.001cm" svg:x2="13.486cm" svg:y2="20.001cm">
          <text:p/>
        </draw:line>
        <draw:line draw:style-name="gr2" draw:layer="layout" svg:x1="13.486cm" svg:y1="20.001cm" svg:x2="13.486cm" svg:y2="19.501cm">
          <text:p/>
        </draw:line>
        <draw:line draw:style-name="gr2" draw:layer="layout" svg:x1="13.486cm" svg:y1="19.501cm" svg:x2="14.629cm" svg:y2="19.501cm">
          <text:p/>
        </draw:line>
        <draw:line draw:style-name="gr2" draw:layer="layout" svg:x1="14.629cm" svg:y1="20.001cm" svg:x2="14.629cm" svg:y2="19.501cm">
          <text:p/>
        </draw:line>
        <draw:line draw:style-name="gr2" draw:layer="layout" svg:x1="14.629cm" svg:y1="20.001cm" svg:x2="15.772cm" svg:y2="20.001cm">
          <text:p/>
        </draw:line>
        <draw:line draw:style-name="gr2" draw:layer="layout" svg:x1="15.772cm" svg:y1="20.001cm" svg:x2="15.772cm" svg:y2="19.501cm">
          <text:p/>
        </draw:line>
        <draw:line draw:style-name="gr2" draw:layer="layout" svg:x1="15.772cm" svg:y1="19.501cm" svg:x2="16.915cm" svg:y2="19.501cm">
          <text:p/>
        </draw:line>
        <draw:line draw:style-name="gr2" draw:layer="layout" svg:x1="16.915cm" svg:y1="20.001cm" svg:x2="16.915cm" svg:y2="19.501cm">
          <text:p/>
        </draw:line>
        <draw:line draw:style-name="gr2" draw:layer="layout" svg:x1="16.915cm" svg:y1="20.001cm" svg:x2="18.058cm" svg:y2="20.001cm">
          <text:p/>
        </draw:line>
        <draw:line draw:style-name="gr2" draw:layer="layout" svg:x1="18.058cm" svg:y1="20.001cm" svg:x2="18.058cm" svg:y2="19.501cm">
          <text:p/>
        </draw:line>
        <draw:line draw:style-name="gr2" draw:layer="layout" svg:x1="18.058cm" svg:y1="19.501cm" svg:x2="19.2cm" svg:y2="19.501cm">
          <text:p/>
        </draw:line>
        <draw:line draw:style-name="gr2" draw:layer="layout" svg:x1="13.486cm" svg:y1="36.5cm" svg:x2="14.629cm" svg:y2="36.5cm">
          <text:p/>
        </draw:line>
        <draw:line draw:style-name="gr2" draw:layer="layout" svg:x1="14.629cm" svg:y1="37cm" svg:x2="14.629cm" svg:y2="36.5cm">
          <text:p/>
        </draw:line>
        <draw:line draw:style-name="gr2" draw:layer="layout" svg:x1="14.629cm" svg:y1="37cm" svg:x2="15.772cm" svg:y2="37cm">
          <text:p/>
        </draw:line>
        <draw:line draw:style-name="gr2" draw:layer="layout" svg:x1="15.772cm" svg:y1="37cm" svg:x2="15.772cm" svg:y2="36.5cm">
          <text:p/>
        </draw:line>
        <draw:line draw:style-name="gr2" draw:layer="layout" svg:x1="15.772cm" svg:y1="36.5cm" svg:x2="16.915cm" svg:y2="36.5cm">
          <text:p/>
        </draw:line>
        <draw:line draw:style-name="gr2" draw:layer="layout" svg:x1="16.915cm" svg:y1="37cm" svg:x2="16.915cm" svg:y2="36.5cm">
          <text:p/>
        </draw:line>
        <draw:line draw:style-name="gr2" draw:layer="layout" svg:x1="16.915cm" svg:y1="37cm" svg:x2="18.058cm" svg:y2="37cm">
          <text:p/>
        </draw:line>
        <draw:line draw:style-name="gr2" draw:layer="layout" svg:x1="18.058cm" svg:y1="37cm" svg:x2="18.058cm" svg:y2="36.5cm">
          <text:p/>
        </draw:line>
        <draw:line draw:style-name="gr2" draw:layer="layout" svg:x1="18.058cm" svg:y1="36.5cm" svg:x2="19.2cm" svg:y2="36.5cm">
          <text:p/>
        </draw:line>
        <draw:line draw:style-name="gr2" draw:layer="layout" svg:x1="10.4cm" svg:y1="54.8cm" svg:x2="10.4cm" svg:y2="53.771cm">
          <text:p/>
        </draw:line>
        <draw:line draw:style-name="gr2" draw:layer="layout" svg:x1="10.4cm" svg:y1="53.771cm" svg:x2="10.9cm" svg:y2="53.771cm">
          <text:p/>
        </draw:line>
        <draw:line draw:style-name="gr2" draw:layer="layout" svg:x1="10.9cm" svg:y1="53.771cm" svg:x2="10.9cm" svg:y2="52.742cm">
          <text:p/>
        </draw:line>
        <draw:line draw:style-name="gr2" draw:layer="layout" svg:x1="10.4cm" svg:y1="52.742cm" svg:x2="10.9cm" svg:y2="52.742cm">
          <text:p/>
        </draw:line>
        <draw:line draw:style-name="gr2" draw:layer="layout" svg:x1="10.4cm" svg:y1="52.742cm" svg:x2="10.4cm" svg:y2="51.712cm">
          <text:p/>
        </draw:line>
        <draw:line draw:style-name="gr2" draw:layer="layout" svg:x1="10.4cm" svg:y1="51.712cm" svg:x2="10.9cm" svg:y2="51.712cm">
          <text:p/>
        </draw:line>
        <draw:line draw:style-name="gr2" draw:layer="layout" svg:x1="10.9cm" svg:y1="51.712cm" svg:x2="10.9cm" svg:y2="50.683cm">
          <text:p/>
        </draw:line>
        <draw:line draw:style-name="gr2" draw:layer="layout" svg:x1="10.4cm" svg:y1="50.683cm" svg:x2="10.9cm" svg:y2="50.683cm">
          <text:p/>
        </draw:line>
        <draw:line draw:style-name="gr2" draw:layer="layout" svg:x1="10.4cm" svg:y1="50.683cm" svg:x2="10.4cm" svg:y2="49.653cm">
          <text:p/>
        </draw:line>
        <draw:line draw:style-name="gr2" draw:layer="layout" svg:x1="10.4cm" svg:y1="49.653cm" svg:x2="10.9cm" svg:y2="49.653cm">
          <text:p/>
        </draw:line>
        <draw:line draw:style-name="gr2" draw:layer="layout" svg:x1="10.9cm" svg:y1="49.653cm" svg:x2="10.9cm" svg:y2="48.624cm">
          <text:p/>
        </draw:line>
        <draw:line draw:style-name="gr2" draw:layer="layout" svg:x1="10.4cm" svg:y1="48.624cm" svg:x2="10.9cm" svg:y2="48.624cm">
          <text:p/>
        </draw:line>
        <draw:line draw:style-name="gr2" draw:layer="layout" svg:x1="10.4cm" svg:y1="48.624cm" svg:x2="10.4cm" svg:y2="47.595cm">
          <text:p/>
        </draw:line>
        <draw:line draw:style-name="gr2" draw:layer="layout" svg:x1="10.4cm" svg:y1="47.595cm" svg:x2="10.9cm" svg:y2="47.595cm">
          <text:p/>
        </draw:line>
        <draw:line draw:style-name="gr2" draw:layer="layout" svg:x1="10.9cm" svg:y1="47.595cm" svg:x2="10.9cm" svg:y2="46.565cm">
          <text:p/>
        </draw:line>
        <draw:line draw:style-name="gr2" draw:layer="layout" svg:x1="10.4cm" svg:y1="46.565cm" svg:x2="10.9cm" svg:y2="46.565cm">
          <text:p/>
        </draw:line>
        <draw:line draw:style-name="gr2" draw:layer="layout" svg:x1="10.4cm" svg:y1="46.565cm" svg:x2="10.4cm" svg:y2="45.536cm">
          <text:p/>
        </draw:line>
        <draw:line draw:style-name="gr2" draw:layer="layout" svg:x1="10.4cm" svg:y1="45.536cm" svg:x2="10.9cm" svg:y2="45.536cm">
          <text:p/>
        </draw:line>
        <draw:line draw:style-name="gr2" draw:layer="layout" svg:x1="10.9cm" svg:y1="45.536cm" svg:x2="10.9cm" svg:y2="44.506cm">
          <text:p/>
        </draw:line>
        <draw:line draw:style-name="gr2" draw:layer="layout" svg:x1="10.4cm" svg:y1="44.506cm" svg:x2="10.9cm" svg:y2="44.506cm">
          <text:p/>
        </draw:line>
        <draw:line draw:style-name="gr2" draw:layer="layout" svg:x1="10.4cm" svg:y1="44.506cm" svg:x2="10.4cm" svg:y2="43.477cm">
          <text:p/>
        </draw:line>
        <draw:line draw:style-name="gr2" draw:layer="layout" svg:x1="10.4cm" svg:y1="43.477cm" svg:x2="10.9cm" svg:y2="43.477cm">
          <text:p/>
        </draw:line>
        <draw:line draw:style-name="gr2" draw:layer="layout" svg:x1="10.9cm" svg:y1="43.477cm" svg:x2="10.9cm" svg:y2="42.448cm">
          <text:p/>
        </draw:line>
        <draw:line draw:style-name="gr2" draw:layer="layout" svg:x1="10.4cm" svg:y1="42.448cm" svg:x2="10.9cm" svg:y2="42.448cm">
          <text:p/>
        </draw:line>
        <draw:line draw:style-name="gr2" draw:layer="layout" svg:x1="10.4cm" svg:y1="42.448cm" svg:x2="10.4cm" svg:y2="41.418cm">
          <text:p/>
        </draw:line>
        <draw:line draw:style-name="gr2" draw:layer="layout" svg:x1="10.4cm" svg:y1="41.418cm" svg:x2="10.9cm" svg:y2="41.418cm">
          <text:p/>
        </draw:line>
        <draw:line draw:style-name="gr2" draw:layer="layout" svg:x1="10.9cm" svg:y1="41.418cm" svg:x2="10.9cm" svg:y2="40.389cm">
          <text:p/>
        </draw:line>
        <draw:line draw:style-name="gr2" draw:layer="layout" svg:x1="10.4cm" svg:y1="40.389cm" svg:x2="10.9cm" svg:y2="40.389cm">
          <text:p/>
        </draw:line>
        <draw:line draw:style-name="gr2" draw:layer="layout" svg:x1="10.4cm" svg:y1="40.389cm" svg:x2="10.4cm" svg:y2="39.359cm">
          <text:p/>
        </draw:line>
        <draw:line draw:style-name="gr2" draw:layer="layout" svg:x1="10.4cm" svg:y1="39.359cm" svg:x2="10.9cm" svg:y2="39.359cm">
          <text:p/>
        </draw:line>
        <draw:line draw:style-name="gr2" draw:layer="layout" svg:x1="10.9cm" svg:y1="39.359cm" svg:x2="10.9cm" svg:y2="38.33cm">
          <text:p/>
        </draw:line>
        <draw:line draw:style-name="gr2" draw:layer="layout" svg:x1="10.4cm" svg:y1="38.33cm" svg:x2="10.9cm" svg:y2="38.33cm">
          <text:p/>
        </draw:line>
        <draw:line draw:style-name="gr2" draw:layer="layout" svg:x1="10.4cm" svg:y1="38.33cm" svg:x2="10.4cm" svg:y2="37.8cm">
          <text:p/>
        </draw:line>
        <draw:line draw:style-name="gr2" draw:layer="layout" svg:x1="16.114cm" svg:y1="54.8cm" svg:x2="14.971cm" svg:y2="54.8cm">
          <text:p/>
        </draw:line>
        <draw:line draw:style-name="gr2" draw:layer="layout" svg:x1="14.971cm" svg:y1="54.301cm" svg:x2="14.971cm" svg:y2="54.8cm">
          <text:p/>
        </draw:line>
        <draw:line draw:style-name="gr2" draw:layer="layout" svg:x1="14.971cm" svg:y1="54.301cm" svg:x2="13.828cm" svg:y2="54.301cm">
          <text:p/>
        </draw:line>
        <draw:line draw:style-name="gr2" draw:layer="layout" svg:x1="13.828cm" svg:y1="54.301cm" svg:x2="13.828cm" svg:y2="54.8cm">
          <text:p/>
        </draw:line>
        <draw:line draw:style-name="gr2" draw:layer="layout" svg:x1="13.828cm" svg:y1="54.8cm" svg:x2="12.685cm" svg:y2="54.8cm">
          <text:p/>
        </draw:line>
        <draw:line draw:style-name="gr2" draw:layer="layout" svg:x1="12.685cm" svg:y1="54.301cm" svg:x2="12.685cm" svg:y2="54.8cm">
          <text:p/>
        </draw:line>
        <draw:line draw:style-name="gr2" draw:layer="layout" svg:x1="12.685cm" svg:y1="54.301cm" svg:x2="11.542cm" svg:y2="54.301cm">
          <text:p/>
        </draw:line>
        <draw:line draw:style-name="gr2" draw:layer="layout" svg:x1="11.542cm" svg:y1="54.301cm" svg:x2="11.542cm" svg:y2="54.8cm">
          <text:p/>
        </draw:line>
        <draw:line draw:style-name="gr2" draw:layer="layout" svg:x1="11.542cm" svg:y1="54.8cm" svg:x2="10.4cm" svg:y2="54.8cm">
          <text:p/>
        </draw:line>
        <draw:line draw:style-name="gr2" draw:layer="layout" svg:x1="19.4cm" svg:y1="37.8cm" svg:x2="17.257cm" svg:y2="37.8cm">
          <text:p/>
        </draw:line>
        <draw:line draw:style-name="gr2" draw:layer="layout" svg:x1="17.257cm" svg:y1="37.3cm" svg:x2="17.257cm" svg:y2="37.8cm">
          <text:p/>
        </draw:line>
        <draw:line draw:style-name="gr2" draw:layer="layout" svg:x1="17.257cm" svg:y1="37.3cm" svg:x2="16.114cm" svg:y2="37.3cm">
          <text:p/>
        </draw:line>
        <draw:line draw:style-name="gr2" draw:layer="layout" svg:x1="16.114cm" svg:y1="37.3cm" svg:x2="16.114cm" svg:y2="37.8cm">
          <text:p/>
        </draw:line>
        <draw:line draw:style-name="gr2" draw:layer="layout" svg:x1="16.114cm" svg:y1="37.8cm" svg:x2="14.971cm" svg:y2="37.8cm">
          <text:p/>
        </draw:line>
        <draw:line draw:style-name="gr2" draw:layer="layout" svg:x1="14.971cm" svg:y1="37.3cm" svg:x2="14.971cm" svg:y2="37.8cm">
          <text:p/>
        </draw:line>
        <draw:line draw:style-name="gr2" draw:layer="layout" svg:x1="14.971cm" svg:y1="37.3cm" svg:x2="13.828cm" svg:y2="37.3cm">
          <text:p/>
        </draw:line>
        <draw:line draw:style-name="gr2" draw:layer="layout" svg:x1="13.828cm" svg:y1="37.3cm" svg:x2="13.828cm" svg:y2="37.8cm">
          <text:p/>
        </draw:line>
        <draw:line draw:style-name="gr2" draw:layer="layout" svg:x1="13.828cm" svg:y1="37.8cm" svg:x2="12.685cm" svg:y2="37.8cm">
          <text:p/>
        </draw:line>
        <draw:line draw:style-name="gr2" draw:layer="layout" svg:x1="12.685cm" svg:y1="37.3cm" svg:x2="12.685cm" svg:y2="37.8cm">
          <text:p/>
        </draw:line>
        <draw:line draw:style-name="gr2" draw:layer="layout" svg:x1="12.685cm" svg:y1="37.3cm" svg:x2="11.542cm" svg:y2="37.3cm">
          <text:p/>
        </draw:line>
        <draw:line draw:style-name="gr2" draw:layer="layout" svg:x1="11.542cm" svg:y1="37.3cm" svg:x2="11.542cm" svg:y2="37.8cm">
          <text:p/>
        </draw:line>
        <draw:line draw:style-name="gr2" draw:layer="layout" svg:x1="11.542cm" svg:y1="37.8cm" svg:x2="10.4cm" svg:y2="37.8cm">
          <text:p/>
        </draw:line>
        <draw:g>
          <draw:line draw:style-name="gr2" draw:layer="layout" svg:x1="19.499cm" svg:y1="27.5cm" svg:x2="20.532cm" svg:y2="27.5cm">
            <text:p/>
          </draw:line>
          <draw:line draw:style-name="gr2" draw:layer="layout" svg:x1="20.532cm" svg:y1="27cm" svg:x2="20.532cm" svg:y2="27.5cm">
            <text:p/>
          </draw:line>
          <draw:line draw:style-name="gr2" draw:layer="layout" svg:x1="20.532cm" svg:y1="27cm" svg:x2="21.564cm" svg:y2="27cm">
            <text:p/>
          </draw:line>
          <draw:line draw:style-name="gr2" draw:layer="layout" svg:x1="21.564cm" svg:y1="27cm" svg:x2="21.564cm" svg:y2="27.5cm">
            <text:p/>
          </draw:line>
          <draw:line draw:style-name="gr2" draw:layer="layout" svg:x1="21.564cm" svg:y1="27.5cm" svg:x2="22.596cm" svg:y2="27.5cm">
            <text:p/>
          </draw:line>
          <draw:line draw:style-name="gr2" draw:layer="layout" svg:x1="22.596cm" svg:y1="27cm" svg:x2="22.596cm" svg:y2="27.5cm">
            <text:p/>
          </draw:line>
          <draw:line draw:style-name="gr2" draw:layer="layout" svg:x1="22.596cm" svg:y1="27cm" svg:x2="23.629cm" svg:y2="27cm">
            <text:p/>
          </draw:line>
          <draw:line draw:style-name="gr2" draw:layer="layout" svg:x1="23.629cm" svg:y1="27cm" svg:x2="23.629cm" svg:y2="27.5cm">
            <text:p/>
          </draw:line>
          <draw:line draw:style-name="gr2" draw:layer="layout" svg:x1="23.629cm" svg:y1="27.5cm" svg:x2="24.661cm" svg:y2="27.5cm">
            <text:p/>
          </draw:line>
          <draw:line draw:style-name="gr2" draw:layer="layout" svg:x1="24.661cm" svg:y1="27cm" svg:x2="24.661cm" svg:y2="27.5cm">
            <text:p/>
          </draw:line>
          <draw:line draw:style-name="gr2" draw:layer="layout" svg:x1="24.661cm" svg:y1="27cm" svg:x2="25.693cm" svg:y2="27cm">
            <text:p/>
          </draw:line>
          <draw:line draw:style-name="gr2" draw:layer="layout" svg:x1="25.693cm" svg:y1="27cm" svg:x2="25.693cm" svg:y2="27.5cm">
            <text:p/>
          </draw:line>
          <draw:line draw:style-name="gr2" draw:layer="layout" svg:x1="25.693cm" svg:y1="27.5cm" svg:x2="26.725cm" svg:y2="27.5cm">
            <text:p/>
          </draw:line>
          <draw:line draw:style-name="gr2" draw:layer="layout" svg:x1="26.725cm" svg:y1="27cm" svg:x2="26.725cm" svg:y2="27.5cm">
            <text:p/>
          </draw:line>
          <draw:line draw:style-name="gr2" draw:layer="layout" svg:x1="26.725cm" svg:y1="27cm" svg:x2="27.758cm" svg:y2="27cm">
            <text:p/>
          </draw:line>
          <draw:line draw:style-name="gr2" draw:layer="layout" svg:x1="27.758cm" svg:y1="27cm" svg:x2="27.758cm" svg:y2="27.5cm">
            <text:p/>
          </draw:line>
          <draw:line draw:style-name="gr2" draw:layer="layout" svg:x1="27.758cm" svg:y1="27.5cm" svg:x2="28.79cm" svg:y2="27.5cm">
            <text:p/>
          </draw:line>
          <draw:line draw:style-name="gr2" draw:layer="layout" svg:x1="28.79cm" svg:y1="27cm" svg:x2="28.79cm" svg:y2="27.5cm">
            <text:p/>
          </draw:line>
          <draw:line draw:style-name="gr2" draw:layer="layout" svg:x1="28.79cm" svg:y1="27cm" svg:x2="29.822cm" svg:y2="27cm">
            <text:p/>
          </draw:line>
          <draw:line draw:style-name="gr2" draw:layer="layout" svg:x1="29.822cm" svg:y1="27cm" svg:x2="29.822cm" svg:y2="27.5cm">
            <text:p/>
          </draw:line>
          <draw:line draw:style-name="gr2" draw:layer="layout" svg:x1="29.822cm" svg:y1="27.5cm" svg:x2="30.854cm" svg:y2="27.5cm">
            <text:p/>
          </draw:line>
          <draw:line draw:style-name="gr2" draw:layer="layout" svg:x1="30.854cm" svg:y1="27cm" svg:x2="30.854cm" svg:y2="27.5cm">
            <text:p/>
          </draw:line>
          <draw:line draw:style-name="gr2" draw:layer="layout" svg:x1="30.854cm" svg:y1="27cm" svg:x2="31.887cm" svg:y2="27cm">
            <text:p/>
          </draw:line>
          <draw:line draw:style-name="gr2" draw:layer="layout" svg:x1="31.887cm" svg:y1="27cm" svg:x2="31.887cm" svg:y2="27.5cm">
            <text:p/>
          </draw:line>
          <draw:line draw:style-name="gr2" draw:layer="layout" svg:x1="31.887cm" svg:y1="27.5cm" svg:x2="32.919cm" svg:y2="27.5cm">
            <text:p/>
          </draw:line>
          <draw:line draw:style-name="gr2" draw:layer="layout" svg:x1="32.919cm" svg:y1="27cm" svg:x2="32.919cm" svg:y2="27.5cm">
            <text:p/>
          </draw:line>
          <draw:line draw:style-name="gr2" draw:layer="layout" svg:x1="32.919cm" svg:y1="27cm" svg:x2="33.951cm" svg:y2="27cm">
            <text:p/>
          </draw:line>
          <draw:line draw:style-name="gr2" draw:layer="layout" svg:x1="33.951cm" svg:y1="27cm" svg:x2="33.951cm" svg:y2="27.5cm">
            <text:p/>
          </draw:line>
          <draw:line draw:style-name="gr2" draw:layer="layout" svg:x1="33.951cm" svg:y1="27.5cm" svg:x2="34.983cm" svg:y2="27.5cm">
            <text:p/>
          </draw:line>
          <draw:line draw:style-name="gr2" draw:layer="layout" svg:x1="34.983cm" svg:y1="27cm" svg:x2="34.983cm" svg:y2="27.5cm">
            <text:p/>
          </draw:line>
          <draw:line draw:style-name="gr2" draw:layer="layout" svg:x1="34.983cm" svg:y1="27cm" svg:x2="36.016cm" svg:y2="27cm">
            <text:p/>
          </draw:line>
          <draw:line draw:style-name="gr2" draw:layer="layout" svg:x1="36.016cm" svg:y1="27cm" svg:x2="36.016cm" svg:y2="27.5cm">
            <text:p/>
          </draw:line>
          <draw:line draw:style-name="gr2" draw:layer="layout" svg:x1="36.016cm" svg:y1="27.5cm" svg:x2="37.048cm" svg:y2="27.5cm">
            <text:p/>
          </draw:line>
          <draw:line draw:style-name="gr2" draw:layer="layout" svg:x1="37.048cm" svg:y1="27cm" svg:x2="37.048cm" svg:y2="27.5cm">
            <text:p/>
          </draw:line>
          <draw:line draw:style-name="gr2" draw:layer="layout" svg:x1="37.048cm" svg:y1="27cm" svg:x2="38.08cm" svg:y2="27cm">
            <text:p/>
          </draw:line>
          <draw:line draw:style-name="gr2" draw:layer="layout" svg:x1="38.08cm" svg:y1="27cm" svg:x2="38.08cm" svg:y2="27.5cm">
            <text:p/>
          </draw:line>
          <draw:line draw:style-name="gr2" draw:layer="layout" svg:x1="38.08cm" svg:y1="27.5cm" svg:x2="39.112cm" svg:y2="27.5cm">
            <text:p/>
          </draw:line>
          <draw:line draw:style-name="gr2" draw:layer="layout" svg:x1="39.112cm" svg:y1="27cm" svg:x2="39.112cm" svg:y2="27.5cm">
            <text:p/>
          </draw:line>
          <draw:line draw:style-name="gr2" draw:layer="layout" svg:x1="39.112cm" svg:y1="27cm" svg:x2="40.145cm" svg:y2="27cm">
            <text:p/>
          </draw:line>
          <draw:line draw:style-name="gr2" draw:layer="layout" svg:x1="40.145cm" svg:y1="27cm" svg:x2="40.145cm" svg:y2="27.5cm">
            <text:p/>
          </draw:line>
          <draw:line draw:style-name="gr2" draw:layer="layout" svg:x1="40.145cm" svg:y1="27.5cm" svg:x2="41.177cm" svg:y2="27.5cm">
            <text:p/>
          </draw:line>
          <draw:line draw:style-name="gr2" draw:layer="layout" svg:x1="41.177cm" svg:y1="27cm" svg:x2="41.177cm" svg:y2="27.5cm">
            <text:p/>
          </draw:line>
          <draw:line draw:style-name="gr2" draw:layer="layout" svg:x1="41.177cm" svg:y1="27cm" svg:x2="42.209cm" svg:y2="27cm">
            <text:p/>
          </draw:line>
          <draw:line draw:style-name="gr2" draw:layer="layout" svg:x1="42.209cm" svg:y1="27cm" svg:x2="42.209cm" svg:y2="27.5cm">
            <text:p/>
          </draw:line>
          <draw:line draw:style-name="gr2" draw:layer="layout" svg:x1="42.209cm" svg:y1="27.5cm" svg:x2="43.241cm" svg:y2="27.5cm">
            <text:p/>
          </draw:line>
          <draw:line draw:style-name="gr2" draw:layer="layout" svg:x1="43.241cm" svg:y1="27cm" svg:x2="43.241cm" svg:y2="27.5cm">
            <text:p/>
          </draw:line>
          <draw:line draw:style-name="gr2" draw:layer="layout" svg:x1="43.241cm" svg:y1="27cm" svg:x2="44.274cm" svg:y2="27cm">
            <text:p/>
          </draw:line>
          <draw:line draw:style-name="gr2" draw:layer="layout" svg:x1="44.274cm" svg:y1="27cm" svg:x2="44.274cm" svg:y2="27.5cm">
            <text:p/>
          </draw:line>
          <draw:line draw:style-name="gr2" draw:layer="layout" svg:x1="44.274cm" svg:y1="27.5cm" svg:x2="45.306cm" svg:y2="27.5cm">
            <text:p/>
          </draw:line>
          <draw:line draw:style-name="gr2" draw:layer="layout" svg:x1="45.306cm" svg:y1="27cm" svg:x2="45.306cm" svg:y2="27.5cm">
            <text:p/>
          </draw:line>
          <draw:line draw:style-name="gr2" draw:layer="layout" svg:x1="45.306cm" svg:y1="27cm" svg:x2="46.338cm" svg:y2="27cm">
            <text:p/>
          </draw:line>
          <draw:line draw:style-name="gr2" draw:layer="layout" svg:x1="46.338cm" svg:y1="27cm" svg:x2="46.338cm" svg:y2="27.5cm">
            <text:p/>
          </draw:line>
          <draw:line draw:style-name="gr2" draw:layer="layout" svg:x1="46.338cm" svg:y1="27.5cm" svg:x2="47.37cm" svg:y2="27.5cm">
            <text:p/>
          </draw:line>
          <draw:line draw:style-name="gr2" draw:layer="layout" svg:x1="47.37cm" svg:y1="27cm" svg:x2="47.37cm" svg:y2="27.5cm">
            <text:p/>
          </draw:line>
          <draw:line draw:style-name="gr2" draw:layer="layout" svg:x1="47.37cm" svg:y1="27cm" svg:x2="48.403cm" svg:y2="27cm">
            <text:p/>
          </draw:line>
          <draw:line draw:style-name="gr2" draw:layer="layout" svg:x1="48.403cm" svg:y1="27cm" svg:x2="48.403cm" svg:y2="27.5cm">
            <text:p/>
          </draw:line>
          <draw:line draw:style-name="gr2" draw:layer="layout" svg:x1="48.403cm" svg:y1="27.5cm" svg:x2="49.435cm" svg:y2="27.5cm">
            <text:p/>
          </draw:line>
          <draw:line draw:style-name="gr2" draw:layer="layout" svg:x1="49.435cm" svg:y1="27cm" svg:x2="49.435cm" svg:y2="27.5cm">
            <text:p/>
          </draw:line>
          <draw:line draw:style-name="gr2" draw:layer="layout" svg:x1="49.435cm" svg:y1="27cm" svg:x2="50.467cm" svg:y2="27cm">
            <text:p/>
          </draw:line>
          <draw:line draw:style-name="gr2" draw:layer="layout" svg:x1="50.467cm" svg:y1="27cm" svg:x2="50.467cm" svg:y2="27.5cm">
            <text:p/>
          </draw:line>
          <draw:line draw:style-name="gr2" draw:layer="layout" svg:x1="50.467cm" svg:y1="27.5cm" svg:x2="50.999cm" svg:y2="27.5cm">
            <text:p/>
          </draw:line>
          <draw:line draw:style-name="gr2" draw:layer="layout" svg:x1="19.499cm" svg:y1="19.5cm" svg:x2="50.999cm" svg:y2="19.5cm">
            <text:p/>
          </draw:line>
          <draw:line draw:style-name="gr2" draw:layer="layout" svg:x1="19.499cm" svg:y1="27.5cm" svg:x2="19.499cm" svg:y2="26.357cm">
            <text:p/>
          </draw:line>
          <draw:line draw:style-name="gr2" draw:layer="layout" svg:x1="19.999cm" svg:y1="26.357cm" svg:x2="19.499cm" svg:y2="26.357cm">
            <text:p/>
          </draw:line>
          <draw:line draw:style-name="gr2" draw:layer="layout" svg:x1="19.999cm" svg:y1="26.357cm" svg:x2="19.999cm" svg:y2="25.214cm">
            <text:p/>
          </draw:line>
          <draw:line draw:style-name="gr2" draw:layer="layout" svg:x1="19.999cm" svg:y1="25.214cm" svg:x2="19.499cm" svg:y2="25.214cm">
            <text:p/>
          </draw:line>
          <draw:line draw:style-name="gr2" draw:layer="layout" svg:x1="19.499cm" svg:y1="25.214cm" svg:x2="19.499cm" svg:y2="24.071cm">
            <text:p/>
          </draw:line>
          <draw:line draw:style-name="gr2" draw:layer="layout" svg:x1="19.999cm" svg:y1="24.071cm" svg:x2="19.499cm" svg:y2="24.071cm">
            <text:p/>
          </draw:line>
          <draw:line draw:style-name="gr2" draw:layer="layout" svg:x1="19.999cm" svg:y1="24.071cm" svg:x2="19.999cm" svg:y2="22.928cm">
            <text:p/>
          </draw:line>
          <draw:line draw:style-name="gr2" draw:layer="layout" svg:x1="19.999cm" svg:y1="22.928cm" svg:x2="19.499cm" svg:y2="22.928cm">
            <text:p/>
          </draw:line>
          <draw:line draw:style-name="gr2" draw:layer="layout" svg:x1="19.499cm" svg:y1="22.928cm" svg:x2="19.499cm" svg:y2="21.785cm">
            <text:p/>
          </draw:line>
          <draw:line draw:style-name="gr2" draw:layer="layout" svg:x1="19.999cm" svg:y1="21.785cm" svg:x2="19.499cm" svg:y2="21.785cm">
            <text:p/>
          </draw:line>
          <draw:line draw:style-name="gr2" draw:layer="layout" svg:x1="19.999cm" svg:y1="21.785cm" svg:x2="19.999cm" svg:y2="20.642cm">
            <text:p/>
          </draw:line>
          <draw:line draw:style-name="gr2" draw:layer="layout" svg:x1="19.999cm" svg:y1="20.642cm" svg:x2="19.499cm" svg:y2="20.642cm">
            <text:p/>
          </draw:line>
          <draw:line draw:style-name="gr2" draw:layer="layout" svg:x1="19.499cm" svg:y1="20.642cm" svg:x2="19.499cm" svg:y2="19.5cm">
            <text:p/>
          </draw:line>
          <draw:line draw:style-name="gr2" draw:layer="layout" svg:x1="50.999cm" svg:y1="27.5cm" svg:x2="50.999cm" svg:y2="26.357cm">
            <text:p/>
          </draw:line>
          <draw:line draw:style-name="gr2" draw:layer="layout" svg:x1="51.5cm" svg:y1="26.357cm" svg:x2="50.999cm" svg:y2="26.357cm">
            <text:p/>
          </draw:line>
          <draw:line draw:style-name="gr2" draw:layer="layout" svg:x1="51.5cm" svg:y1="26.357cm" svg:x2="51.5cm" svg:y2="25.214cm">
            <text:p/>
          </draw:line>
          <draw:line draw:style-name="gr2" draw:layer="layout" svg:x1="51.5cm" svg:y1="25.214cm" svg:x2="50.999cm" svg:y2="25.214cm">
            <text:p/>
          </draw:line>
          <draw:line draw:style-name="gr2" draw:layer="layout" svg:x1="50.999cm" svg:y1="25.214cm" svg:x2="50.999cm" svg:y2="24.071cm">
            <text:p/>
          </draw:line>
          <draw:line draw:style-name="gr2" draw:layer="layout" svg:x1="51.5cm" svg:y1="24.071cm" svg:x2="50.999cm" svg:y2="24.071cm">
            <text:p/>
          </draw:line>
          <draw:line draw:style-name="gr2" draw:layer="layout" svg:x1="51.5cm" svg:y1="24.071cm" svg:x2="51.5cm" svg:y2="22.928cm">
            <text:p/>
          </draw:line>
          <draw:line draw:style-name="gr2" draw:layer="layout" svg:x1="51.5cm" svg:y1="22.928cm" svg:x2="50.999cm" svg:y2="22.928cm">
            <text:p/>
          </draw:line>
          <draw:line draw:style-name="gr2" draw:layer="layout" svg:x1="50.999cm" svg:y1="22.928cm" svg:x2="50.999cm" svg:y2="21.785cm">
            <text:p/>
          </draw:line>
          <draw:line draw:style-name="gr2" draw:layer="layout" svg:x1="51.5cm" svg:y1="21.785cm" svg:x2="50.999cm" svg:y2="21.785cm">
            <text:p/>
          </draw:line>
          <draw:line draw:style-name="gr2" draw:layer="layout" svg:x1="51.5cm" svg:y1="21.785cm" svg:x2="51.5cm" svg:y2="20.642cm">
            <text:p/>
          </draw:line>
          <draw:line draw:style-name="gr2" draw:layer="layout" svg:x1="51.5cm" svg:y1="20.642cm" svg:x2="50.999cm" svg:y2="20.642cm">
            <text:p/>
          </draw:line>
          <draw:line draw:style-name="gr2" draw:layer="layout" svg:x1="50.999cm" svg:y1="20.642cm" svg:x2="50.999cm" svg:y2="19.5cm">
            <text:p/>
          </draw:line>
          <draw:custom-shape draw:style-name="gr3" draw:text-style-name="P1" draw:layer="layout" svg:width="2cm" svg:height="1cm" svg:x="34.5cm" svg:y="2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4" draw:text-style-name="P1" draw:layer="layout" svg:x1="19.4cm" svg:y1="37.8cm" svg:x2="19cm" svg:y2="40.6cm">
            <text:p/>
          </draw:line>
          <draw:line draw:style-name="gr4" draw:text-style-name="P1" draw:layer="layout" svg:x1="18.1cm" svg:y1="40.6cm" svg:x2="19cm" svg:y2="40.7cm">
            <text:p/>
          </draw:line>
          <draw:line draw:style-name="gr2" draw:layer="layout" svg:x1="18.1cm" svg:y1="40.6cm" svg:x2="16.1cm" svg:y2="54.8cm">
            <text:p/>
          </draw:line>
        </draw:g>
        <draw:g>
          <draw:line draw:style-name="gr4" draw:text-style-name="P1" draw:layer="layout" svg:x1="19.4cm" svg:y1="37.798cm" svg:x2="19cm" svg:y2="40.598cm">
            <text:p/>
          </draw:line>
          <draw:line draw:style-name="gr4" draw:text-style-name="P1" draw:layer="layout" svg:x1="18.1cm" svg:y1="40.598cm" svg:x2="19cm" svg:y2="40.698cm">
            <text:p/>
          </draw:line>
          <draw:line draw:style-name="gr2" draw:layer="layout" svg:x1="18.1cm" svg:y1="40.598cm" svg:x2="16.1cm" svg:y2="54.798cm">
            <text:p/>
          </draw:line>
        </draw:g>
        <draw:g>
          <draw:line draw:style-name="gr4" draw:text-style-name="P1" draw:layer="layout" svg:x1="10.2cm" svg:y1="19.5cm" svg:x2="10.6cm" svg:y2="22.3cm">
            <text:p/>
          </draw:line>
          <draw:line draw:style-name="gr4" draw:text-style-name="P1" draw:layer="layout" svg:x1="11.5cm" svg:y1="22.3cm" svg:x2="10.6cm" svg:y2="22.4cm">
            <text:p/>
          </draw:line>
          <draw:line draw:style-name="gr2" draw:layer="layout" svg:x1="11.5cm" svg:y1="22.3cm" svg:x2="13.5cm" svg:y2="36.5cm">
            <text:p/>
          </draw:line>
        </draw:g>
        <draw:g>
          <draw:line draw:style-name="gr2" draw:layer="layout" svg:x1="1cm" svg:y1="20.001cm" svg:x2="9.5cm" svg:y2="20cm">
            <text:p/>
          </draw:line>
          <draw:line draw:style-name="gr2" draw:layer="layout" svg:x1="7.715cm" svg:y1="20.001cm" svg:x2="8.858cm" svg:y2="20.001cm">
            <text:p/>
          </draw:line>
          <draw:line draw:style-name="gr2" draw:layer="layout" svg:x1="4.286cm" svg:y1="36.5cm" svg:x2="5.429cm" svg:y2="36.5cm">
            <text:p/>
          </draw:line>
          <draw:g>
            <draw:line draw:style-name="gr4" draw:text-style-name="P1" draw:layer="layout" svg:x1="1cm" svg:y1="19.5cm" svg:x2="1.4cm" svg:y2="22.3cm">
              <text:p/>
            </draw:line>
            <draw:line draw:style-name="gr4" draw:text-style-name="P1" draw:layer="layout" svg:x1="2.3cm" svg:y1="22.3cm" svg:x2="1.4cm" svg:y2="22.4cm">
              <text:p/>
            </draw:line>
            <draw:line draw:style-name="gr2" draw:layer="layout" svg:x1="2.3cm" svg:y1="22.3cm" svg:x2="4.3cm" svg:y2="36.5cm">
              <text:p/>
            </draw:line>
          </draw:g>
          <draw:line draw:style-name="gr2" draw:layer="layout" svg:x1="9.5cm" svg:y1="36.4cm" svg:x2="9.5cm" svg:y2="20.001cm">
            <text:p/>
          </draw:line>
          <draw:line draw:style-name="gr2" draw:layer="layout" svg:x1="4.287cm" svg:y1="36.5cm" svg:x2="9.5cm" svg:y2="36.5cm">
            <text:p/>
          </draw:line>
        </draw:g>
        <draw:g>
          <draw:line draw:style-name="gr2" draw:layer="layout" svg:x1="1cm" svg:y1="53.299cm" svg:x2="9.5cm" svg:y2="53.3cm">
            <text:p/>
          </draw:line>
          <draw:line draw:style-name="gr2" draw:layer="layout" svg:x1="7.715cm" svg:y1="53.299cm" svg:x2="8.858cm" svg:y2="53.299cm">
            <text:p/>
          </draw:line>
          <draw:line draw:style-name="gr2" draw:layer="layout" svg:x1="4.286cm" svg:y1="36.8cm" svg:x2="5.429cm" svg:y2="36.8cm">
            <text:p/>
          </draw:line>
          <draw:g>
            <draw:line draw:style-name="gr4" draw:text-style-name="P1" draw:layer="layout" svg:x1="1cm" svg:y1="53.8cm" svg:x2="1.4cm" svg:y2="51cm">
              <text:p/>
            </draw:line>
            <draw:line draw:style-name="gr4" draw:text-style-name="P1" draw:layer="layout" svg:x1="2.3cm" svg:y1="51cm" svg:x2="1.4cm" svg:y2="50.9cm">
              <text:p/>
            </draw:line>
            <draw:line draw:style-name="gr2" draw:layer="layout" svg:x1="2.3cm" svg:y1="51cm" svg:x2="4.3cm" svg:y2="36.8cm">
              <text:p/>
            </draw:line>
          </draw:g>
          <draw:line draw:style-name="gr2" draw:layer="layout" svg:x1="9.5cm" svg:y1="36.9cm" svg:x2="9.5cm" svg:y2="53.299cm">
            <text:p/>
          </draw:line>
          <draw:line draw:style-name="gr2" draw:layer="layout" svg:x1="4.287cm" svg:y1="36.8cm" svg:x2="9.5cm" svg:y2="36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9.5cm" fo:margin-bottom="1cm" fo:margin-left="1cm" fo:margin-right="1cm" fo:page-width="70.999cm" fo:page-height="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6-08T16:55:15.66</dc:date>
    <dc:creator>Jérôme Maisonnasse</dc:creator>
    <meta:editing-duration>PT17M11S</meta:editing-duration>
    <meta:editing-cycles>3</meta:editing-cycles>
    <meta:generator>OpenOffice/4.0.1$Win32 OpenOffice.org_project/401m5$Build-9714</meta:generator>
    <meta:document-statistic meta:object-count="502"/>
  </office:meta>
</office:document-meta>
</file>